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3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6"/>
  <manifest:file-entry manifest:media-type="" manifest:full-path="ObjectReplacements/Object 10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7.1403in" table:align="margins"/>
    </style:style>
    <style:style style:name="f_5f_110.A" style:display-name="f_110.A" style:family="table-column">
      <style:table-column-properties style:column-width="7.1403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7.1403in" table:align="margins"/>
    </style:style>
    <style:style style:name="f_5f_130.A" style:display-name="f_130.A" style:family="table-column">
      <style:table-column-properties style:column-width="7.1403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7.1403in" table:align="margins"/>
    </style:style>
    <style:style style:name="f_5f_alpha.A" style:display-name="f_alpha.A" style:family="table-column">
      <style:table-column-properties style:column-width="7.1403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7.1403in" table:align="margins"/>
    </style:style>
    <style:style style:name="f_5f_beta.A" style:display-name="f_beta.A" style:family="table-column">
      <style:table-column-properties style:column-width="7.1403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_31_125" style:display-name="1125" style:family="table">
      <style:table-properties style:width="7.1403in" table:align="margins" style:may-break-between-rows="false"/>
    </style:style>
    <style:style style:name="_31_125.A" style:display-name="1125.A" style:family="table-column">
      <style:table-column-properties style:column-width="1.1431in" style:rel-column-width="10490*"/>
    </style:style>
    <style:style style:name="_31_125.B" style:display-name="1125.B" style:family="table-column">
      <style:table-column-properties style:column-width="0.6667in" style:rel-column-width="6116*"/>
    </style:style>
    <style:style style:name="_31_125.J" style:display-name="1125.J" style:family="table-column">
      <style:table-column-properties style:column-width="0.6667in" style:rel-column-width="6117*"/>
    </style:style>
    <style:style style:name="_31_125.A1" style:display-name="1125.A1" style:family="table-cell">
      <style:table-cell-properties style:vertical-align="middle" fo:padding="0.0201in" fo:border="none"/>
    </style:style>
    <style:style style:name="_31_125.A2" style:display-name="1125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_31_125.B2" style:display-name="1125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_31_125.J2" style:display-name="1125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_31_125.A3" style:display-name="1125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_31_125.B3" style:display-name="112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J3" style:display-name="1125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_31_125.J4" style:display-name="1125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_31_125.A9" style:display-name="1125.A9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_31_125A" style:display-name="1125A" style:family="table">
      <style:table-properties style:width="7.0729in" table:align="margins" style:may-break-between-rows="false"/>
    </style:style>
    <style:style style:name="_31_125A.A" style:display-name="1125A.A" style:family="table-column">
      <style:table-column-properties style:column-width="1.1319in" style:rel-column-width="10490*"/>
    </style:style>
    <style:style style:name="_31_125A.B" style:display-name="1125A.B" style:family="table-column">
      <style:table-column-properties style:column-width="0.6604in" style:rel-column-width="6116*"/>
    </style:style>
    <style:style style:name="_31_125A.J" style:display-name="1125A.J" style:family="table-column">
      <style:table-column-properties style:column-width="0.6604in" style:rel-column-width="6117*"/>
    </style:style>
    <style:style style:name="_31_125A.A1" style:display-name="1125A.A1" style:family="table-cell">
      <style:table-cell-properties style:vertical-align="middle" fo:padding="0.0201in" fo:border="none"/>
    </style:style>
    <style:style style:name="_31_125A.A2" style:display-name="1125A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_31_125A.B2" style:display-name="1125A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_31_125A.J2" style:display-name="1125A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_31_125A.A3" style:display-name="1125A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_31_125A.B3" style:display-name="1125A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J3" style:display-name="1125A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_31_125A.J4" style:display-name="1125A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_31_125A.A12" style:display-name="1125A.A12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BZ" style:family="table">
      <style:table-properties style:width="7.0729in" table:align="margins"/>
    </style:style>
    <style:style style:name="BZ.A" style:family="table-column">
      <style:table-column-properties style:column-width="0.7861in" style:rel-column-width="7281*"/>
    </style:style>
    <style:style style:name="BZ.I" style:family="table-column">
      <style:table-column-properties style:column-width="0.7861in" style:rel-column-width="7287*"/>
    </style:style>
    <style:style style:name="BZ.A1" style:family="table-cell">
      <style:table-cell-properties fo:padding="0in" fo:border="none"/>
    </style:style>
    <style:style style:name="BZ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Z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Z.F2" style:family="table-cell">
      <style:table-cell-properties style:vertical-align="bottom" fo:padding="0.0201in" fo:border-left="0.0069in solid #000000" fo:border-right="none" fo:border-top="0.0139in solid #000000" fo:border-bottom="0.0069in solid #000000"/>
    </style:style>
    <style:style style:name="BZ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Z.A3" style:family="table-cell">
      <style:table-cell-properties fo:padding="0.0201in" fo:border-left="0.0139in solid #000000" fo:border-right="none" fo:border-top="none" fo:border-bottom="0.0069in solid #000000"/>
    </style:style>
    <style:style style:name="BZ.B3" style:family="table-cell">
      <style:table-cell-properties fo:padding="0.0201in" fo:border-left="0.0069in solid #000000" fo:border-right="none" fo:border-top="none" fo:border-bottom="0.0069in solid #000000"/>
    </style:style>
    <style:style style:name="BZ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Z.A6" style:family="table-cell">
      <style:table-cell-properties fo:padding="0.0201in" fo:border-left="0.0139in solid #000000" fo:border-right="none" fo:border-top="none" fo:border-bottom="0.0139in solid #000000"/>
    </style:style>
    <style:style style:name="BZ.B6" style:family="table-cell">
      <style:table-cell-properties fo:padding="0.0201in" fo:border-left="0.0069in solid #000000" fo:border-right="none" fo:border-top="none" fo:border-bottom="0.0139in solid #000000"/>
    </style:style>
    <style:style style:name="BZsmall" style:family="table">
      <style:table-properties style:width="7.0729in" table:align="margins"/>
    </style:style>
    <style:style style:name="BZsmall.A" style:family="table-column">
      <style:table-column-properties style:column-width="0.7861in" style:rel-column-width="7281*"/>
    </style:style>
    <style:style style:name="BZsmall.I" style:family="table-column">
      <style:table-column-properties style:column-width="0.7861in" style:rel-column-width="7287*"/>
    </style:style>
    <style:style style:name="BZsmall.A1" style:family="table-cell">
      <style:table-cell-properties fo:padding="0in" fo:border="none"/>
    </style:style>
    <style:style style:name="BZsmall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Zsmall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Zsmall.F2" style:family="table-cell">
      <style:table-cell-properties style:vertical-align="bottom" fo:padding="0.0201in" fo:border-left="0.0069in solid #000000" fo:border-right="none" fo:border-top="0.0139in solid #000000" fo:border-bottom="0.0069in solid #000000"/>
    </style:style>
    <style:style style:name="BZsmall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Zsmall.A3" style:family="table-cell">
      <style:table-cell-properties fo:padding="0.0201in" fo:border-left="0.0139in solid #000000" fo:border-right="none" fo:border-top="none" fo:border-bottom="0.0069in solid #000000"/>
    </style:style>
    <style:style style:name="BZsmall.B3" style:family="table-cell">
      <style:table-cell-properties fo:padding="0.0201in" fo:border-left="0.0069in solid #000000" fo:border-right="none" fo:border-top="none" fo:border-bottom="0.0069in solid #000000"/>
    </style:style>
    <style:style style:name="BZsmall.C3" style:family="table-cell">
      <style:table-cell-properties fo:padding="0.0201in" fo:border-left="0.0069in solid #000000" fo:border-right="none" fo:border-top="0.0069in solid #000000" fo:border-bottom="0.0069in solid #000000"/>
    </style:style>
    <style:style style:name="BZsmall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Zsmall.A5" style:family="table-cell">
      <style:table-cell-properties fo:padding="0.0201in" fo:border-left="0.0139in solid #000000" fo:border-right="none" fo:border-top="none" fo:border-bottom="0.0139in solid #000000"/>
    </style:style>
    <style:style style:name="BZsmall.B5" style:family="table-cell">
      <style:table-cell-properties fo:padding="0.0201in" fo:border-left="0.0069in solid #000000" fo:border-right="none" fo:border-top="none" fo:border-bottom="0.0139in solid #000000"/>
    </style:style>
    <style:style style:name="BDPS_5f_a" style:display-name="BDPS_a" style:family="table">
      <style:table-properties style:width="7.0729in" table:align="margins" style:may-break-between-rows="false"/>
    </style:style>
    <style:style style:name="BDPS_5f_a.A" style:display-name="BDPS_a.A" style:family="table-column">
      <style:table-column-properties style:column-width="1.0646in" style:rel-column-width="9863*"/>
    </style:style>
    <style:style style:name="BDPS_5f_a.B" style:display-name="BDPS_a.B" style:family="table-column">
      <style:table-column-properties style:column-width="0.7507in" style:rel-column-width="6958*"/>
    </style:style>
    <style:style style:name="BDPS_5f_a.I" style:display-name="BDPS_a.I" style:family="table-column">
      <style:table-column-properties style:column-width="0.7521in" style:rel-column-width="6966*"/>
    </style:style>
    <style:style style:name="BDPS_5f_a.A1" style:display-name="BDPS_a.A1" style:family="table-cell">
      <style:table-cell-properties style:vertical-align="middle" fo:padding="0.0201in" fo:border="none"/>
    </style:style>
    <style:style style:name="BDPS_5f_a.A2" style:display-name="BDPS_a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DPS_5f_a.B2" style:display-name="BDPS_a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DPS_5f_a.I2" style:display-name="BDPS_a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DPS_5f_a.A3" style:display-name="BDPS_a.A3" style:family="table-cell">
      <style:table-cell-properties fo:padding="0.0201in" fo:border-left="0.0139in solid #000000" fo:border-right="none" fo:border-top="none" fo:border-bottom="0.0069in solid #000000"/>
    </style:style>
    <style:style style:name="BDPS_5f_a.B3" style:display-name="BDPS_a.B3" style:family="table-cell" style:data-style-name="N0">
      <style:table-cell-properties fo:padding="0.0201in" fo:border-left="0.0069in solid #000000" fo:border-right="none" fo:border-top="none" fo:border-bottom="0.0069in solid #000000"/>
    </style:style>
    <style:style style:name="BDPS_5f_a.C3" style:display-name="BDPS_a.C3" style:family="table-cell">
      <style:table-cell-properties fo:padding="0.0201in" fo:border-left="0.0069in solid #000000" fo:border-right="none" fo:border-top="none" fo:border-bottom="0.0069in solid #000000"/>
    </style:style>
    <style:style style:name="BDPS_5f_a.I3" style:display-name="BDPS_a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DPS_5f_a.A7" style:display-name="BDPS_a.A7" style:family="table-cell">
      <style:table-cell-properties fo:padding="0.0201in" fo:border-left="0.0139in solid #000000" fo:border-right="none" fo:border-top="none" fo:border-bottom="0.0139in solid #000000"/>
    </style:style>
    <style:style style:name="BDPS_5f_a.B7" style:display-name="BDPS_a.B7" style:family="table-cell" style:data-style-name="N0">
      <style:table-cell-properties fo:padding="0.0201in" fo:border-left="0.0069in solid #000000" fo:border-right="none" fo:border-top="none" fo:border-bottom="0.0139in solid #000000"/>
    </style:style>
    <style:style style:name="BDPS_5f_a.C7" style:display-name="BDPS_a.C7" style:family="table-cell">
      <style:table-cell-properties fo:padding="0.0201in" fo:border-left="0.0069in solid #000000" fo:border-right="none" fo:border-top="none" fo:border-bottom="0.0139in solid #000000"/>
    </style:style>
    <style:style style:name="BDPS_5f_b" style:display-name="BDPS_b" style:family="table">
      <style:table-properties style:width="7.0729in" table:align="margins" style:may-break-between-rows="false"/>
    </style:style>
    <style:style style:name="BDPS_5f_b.A" style:display-name="BDPS_b.A" style:family="table-column">
      <style:table-column-properties style:column-width="1.0646in" style:rel-column-width="9863*"/>
    </style:style>
    <style:style style:name="BDPS_5f_b.B" style:display-name="BDPS_b.B" style:family="table-column">
      <style:table-column-properties style:column-width="0.7507in" style:rel-column-width="6958*"/>
    </style:style>
    <style:style style:name="BDPS_5f_b.I" style:display-name="BDPS_b.I" style:family="table-column">
      <style:table-column-properties style:column-width="0.7521in" style:rel-column-width="6966*"/>
    </style:style>
    <style:style style:name="BDPS_5f_b.A1" style:display-name="BDPS_b.A1" style:family="table-cell">
      <style:table-cell-properties style:vertical-align="middle" fo:padding="0.0201in" fo:border="none"/>
    </style:style>
    <style:style style:name="BDPS_5f_b.A2" style:display-name="BDPS_b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BDPS_5f_b.B2" style:display-name="BDPS_b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BDPS_5f_b.I2" style:display-name="BDPS_b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BDPS_5f_b.A3" style:display-name="BDPS_b.A3" style:family="table-cell">
      <style:table-cell-properties fo:padding="0.0201in" fo:border-left="0.0139in solid #000000" fo:border-right="none" fo:border-top="none" fo:border-bottom="0.0069in solid #000000"/>
    </style:style>
    <style:style style:name="BDPS_5f_b.B3" style:display-name="BDPS_b.B3" style:family="table-cell" style:data-style-name="N100">
      <style:table-cell-properties fo:padding="0.0201in" fo:border-left="0.0069in solid #000000" fo:border-right="none" fo:border-top="none" fo:border-bottom="0.0069in solid #000000"/>
    </style:style>
    <style:style style:name="BDPS_5f_b.C3" style:display-name="BDPS_b.C3" style:family="table-cell">
      <style:table-cell-properties fo:padding="0.0201in" fo:border-left="0.0069in solid #000000" fo:border-right="none" fo:border-top="none" fo:border-bottom="0.0069in solid #000000"/>
    </style:style>
    <style:style style:name="BDPS_5f_b.I3" style:display-name="BDPS_b.I3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BDPS_5f_b.A7" style:display-name="BDPS_b.A7" style:family="table-cell">
      <style:table-cell-properties fo:padding="0.0201in" fo:border-left="0.0139in solid #000000" fo:border-right="none" fo:border-top="none" fo:border-bottom="0.0139in solid #000000"/>
    </style:style>
    <style:style style:name="BDPS_5f_b.B7" style:display-name="BDPS_b.B7" style:family="table-cell" style:data-style-name="N100">
      <style:table-cell-properties fo:padding="0.0201in" fo:border-left="0.0069in solid #000000" fo:border-right="none" fo:border-top="none" fo:border-bottom="0.0139in solid #000000"/>
    </style:style>
    <style:style style:name="BDPS_5f_b.C7" style:display-name="BDPS_b.C7" style:family="table-cell">
      <style:table-cell-properties fo:padding="0.0201in" fo:border-left="0.0069in solid #000000" fo:border-right="none" fo:border-top="none" fo:border-bottom="0.0139in solid #000000"/>
    </style:style>
    <style:style style:name="BDPS_5f_g" style:display-name="BDPS_g" style:family="table">
      <style:table-properties style:width="7.0729in" table:align="margins" style:may-break-between-rows="false"/>
    </style:style>
    <style:style style:name="BDPS_5f_g.A" style:display-name="BDPS_g.A" style:family="table-column">
      <style:table-column-properties style:column-width="1.1319in" style:rel-column-width="10490*"/>
    </style:style>
    <style:style style:name="BDPS_5f_g.B" style:display-name="BDPS_g.B" style:family="table-column">
      <style:table-column-properties style:column-width="0.6604in" style:rel-column-width="6116*"/>
    </style:style>
    <style:style style:name="BDPS_5f_g.J" style:display-name="BDPS_g.J" style:family="table-column">
      <style:table-column-properties style:column-width="0.6604in" style:rel-column-width="6117*"/>
    </style:style>
    <style:style style:name="BDPS_5f_g.A1" style:display-name="BDPS_g.A1" style:family="table-cell">
      <style:table-cell-properties style:vertical-align="middle" fo:padding="0.0201in" fo:border="none"/>
    </style:style>
    <style:style style:name="BDPS_5f_g.A2" style:display-name="BDPS_g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BDPS_5f_g.B2" style:display-name="BDPS_g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BDPS_5f_g.J2" style:display-name="BDPS_g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BDPS_5f_g.A3" style:display-name="BDPS_g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BDPS_5f_g.B3" style:display-name="BDPS_g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BDPS_5f_g.J3" style:display-name="BDPS_g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BDPS_5f_g.J4" style:display-name="BDPS_g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BDPS_5f_g.A10" style:display-name="BDPS_g.A10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2" style:family="paragraph" style:parent-style-name="Обычный">
      <style:text-properties style:font-name="Arial" fo:font-size="10pt" style:font-size-asian="10pt" style:font-size-complex="10pt"/>
    </style:style>
    <style:style style:name="P3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1" style:family="paragraph" style:parent-style-name="Обычный">
      <style:paragraph-properties fo:text-align="justify" style:justify-single-word="false"/>
    </style:style>
    <style:style style:name="P12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3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Обычный">
      <style:paragraph-properties fo:line-height="150%" fo:text-align="center" style:justify-single-word="false"/>
      <style:text-properties fo:font-size="11pt" style:font-size-asian="11pt" style:font-size-complex="11pt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3" style:family="paragraph" style:parent-style-name="Standard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2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9pt" style:font-size-asian="9pt" style:font-size-complex="9pt"/>
    </style:style>
    <style:style style:name="P32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33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6pt" style:font-size-asian="6pt" style:font-name-complex="Arial" style:font-size-complex="6pt"/>
    </style:style>
    <style:style style:name="P34" style:family="paragraph" style:parent-style-name="Standard">
      <style:paragraph-properties fo:margin-left="0in" fo:margin-right="0in" fo:text-indent="0.5in" style:auto-text-indent="false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3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5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0in" fo:orphans="2" fo:widows="2" fo:hyphenation-ladder-count="no-limit" fo:text-indent="0.5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0in" fo:margin-top="0.0598in" fo:margin-bottom="0in" fo:line-height="100%" fo:text-align="justify" style:justify-single-word="false" fo:hyphenation-ladder-count="no-limit" fo:text-indent="0.5in" style:auto-text-indent="false"/>
      <style:text-properties fo:font-size="6pt" style:font-size-asian="6pt" style:font-size-complex="6pt" fo:hyphenate="true" fo:hyphenation-remain-char-count="2" fo:hyphenation-push-char-count="2"/>
    </style:style>
    <style:style style:name="P3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4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none" fo:font-weight="normal" style:font-size-asian="10pt" style:font-weight-asian="normal" style:font-size-complex="10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5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51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54" style:family="paragraph" style:parent-style-name="Обычный">
      <style:paragraph-properties fo:text-align="justify" style:justify-single-word="false"/>
      <style:text-properties style:font-name="Arial" fo:font-size="6pt" style:font-size-asian="6pt" style:font-size-complex="6pt"/>
    </style:style>
    <style:style style:name="P55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56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style:text-underline-style="none" fo:font-weight="normal" style:font-weight-asian="normal" style:font-weight-complex="normal" fo:hyphenate="false" fo:hyphenation-remain-char-count="2" fo:hyphenation-push-char-count="2"/>
    </style:style>
    <style:style style:name="P57" style:family="paragraph" style:parent-style-name="Heading_20_2">
      <style:paragraph-properties fo:margin-left="0in" fo:margin-right="0in" fo:text-indent="0.5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58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none" fo:font-weight="normal" style:font-weight-asian="normal" style:font-weight-complex="normal"/>
    </style:style>
    <style:style style:name="T6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7" style:family="text">
      <style:text-properties fo:language="en" fo:country="US" style:font-name-complex="Symbol1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11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2" style:family="text">
      <style:text-properties fo:language="ru" fo:country="RU" style:text-underline-style="none"/>
    </style:style>
    <style:style style:name="T13" style:family="text">
      <style:text-properties fo:language="ru" fo:country="RU" style:text-underline-style="none" style:font-style-complex="italic"/>
    </style:style>
    <style:style style:name="T14" style:family="text">
      <style:text-properties fo:language="ru" fo:country="RU" style:font-name-complex="Times New Roman"/>
    </style:style>
    <style:style style:name="T15" style:family="text">
      <style:text-properties fo:language="ru" fo:country="RU" style:font-name-complex="Symbol1"/>
    </style:style>
    <style:style style:name="T16" style:family="text">
      <style:text-properties fo:language="ru" fo:country="RU" style:font-name-complex="Arial"/>
    </style:style>
    <style:style style:name="T17" style:family="text">
      <style:text-properties style:font-name="Arial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Arial" fo:font-size="10pt" style:font-size-asian="10pt" style:font-name-complex="Arial" style:font-size-complex="10pt"/>
    </style:style>
    <style:style style:name="T2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2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25" style:family="text">
      <style:text-properties style:font-name="Arial" fo:font-size="10pt" fo:language="en" fo:country="US" style:font-size-asian="10pt" style:font-name-complex="Arial" style:font-size-complex="10pt"/>
    </style:style>
    <style:style style:name="T26" style:family="text">
      <style:text-properties style:font-name="Arial" fo:font-size="10pt" fo:language="en" fo:country="US" style:font-size-asian="10pt" style:font-name-complex="Symbol1" style:font-size-complex="10pt"/>
    </style:style>
    <style:style style:name="T2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9" style:family="text">
      <style:text-properties style:font-name="Arial" fo:font-size="10pt" fo:language="en" fo:country="US" style:font-name-asian="Symbol1" style:font-size-asian="10pt" style:font-name-complex="Symbol1" style:font-size-complex="10pt"/>
    </style:style>
    <style:style style:name="T30" style:family="text"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T3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3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35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36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3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style:font-name="Arial" fo:font-size="10pt" fo:language="ru" fo:country="RU" style:font-size-asian="10pt" style:font-name-complex="Arial" style:font-size-complex="10pt"/>
    </style:style>
    <style:style style:name="T39" style:family="text">
      <style:text-properties style:font-name="Arial" fo:font-size="10pt" fo:background-color="#ffff00" style:font-size-asian="10pt" style:font-size-complex="10pt"/>
    </style:style>
    <style:style style:name="T40" style:family="text">
      <style:text-properties style:font-name="Arial" fo:font-size="11pt" style:font-size-asian="11pt" style:font-size-complex="11pt"/>
    </style:style>
    <style:style style:name="T41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42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4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5" style:family="text">
      <style:text-properties style:font-name="Arial" fo:font-size="11pt" fo:font-weight="bold" style:font-size-asian="11pt" style:font-weight-asian="bold" style:font-size-complex="11pt"/>
    </style:style>
    <style:style style:name="T4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8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51" style:family="text">
      <style:text-properties style:font-name="Arial" fo:font-size="11pt" style:text-underline-style="none" style:font-size-asian="11pt" style:font-size-complex="11pt"/>
    </style:style>
    <style:style style:name="T52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53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4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5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5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8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9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60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61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2" style:family="text">
      <style:text-properties style:font-name="Arial" fo:font-size="9pt" fo:language="en" fo:country="US" style:font-name-asian="Symbol" style:font-size-asian="9pt" style:font-name-complex="Symbol" style:font-size-complex="9pt"/>
    </style:style>
    <style:style style:name="T63" style:family="text">
      <style:text-properties style:font-name="Arial" fo:font-size="9pt" fo:language="en" fo:country="US" style:font-size-asian="9pt" style:font-size-complex="9pt"/>
    </style:style>
    <style:style style:name="T64" style:family="text">
      <style:text-properties style:font-name="Arial" fo:font-size="9pt" fo:language="en" fo:country="US" style:font-size-asian="9pt" style:font-size-complex="9pt" style:font-style-complex="italic"/>
    </style:style>
    <style:style style:name="T65" style:family="text">
      <style:text-properties style:font-name="Arial" fo:font-size="9pt" style:font-size-asian="9pt" style:font-size-complex="9pt"/>
    </style:style>
    <style:style style:name="T66" style:family="text">
      <style:text-properties style:font-name="Arial" fo:font-size="9pt" style:font-size-asian="9pt" style:font-size-complex="9pt" style:font-style-complex="italic"/>
    </style:style>
    <style:style style:name="T6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68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6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70" style:family="text">
      <style:text-properties style:font-name="Arial" fo:font-size="6pt" style:text-underline-style="none" fo:font-weight="normal" style:font-size-asian="6pt" style:font-weight-asian="normal" style:font-name-complex="Arial" style:font-size-complex="6pt" style:font-weight-complex="normal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fo:font-weight="normal" style:font-weight-asian="normal" style:font-weight-complex="normal"/>
    </style:style>
    <style:style style:name="T75" style:family="text">
      <style:text-properties style:font-name-complex="Times New Roman"/>
    </style:style>
    <style:style style:name="T76" style:family="text">
      <style:text-properties style:font-name="Times New Roman" style:font-name-asian="Times New Roman"/>
    </style:style>
    <style:style style:name="T77" style:family="text">
      <style:text-properties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79" style:family="text">
      <style:text-properties style:font-name="Times New Roman" fo:font-size="12pt" style:font-size-asian="12pt" style:font-size-complex="12pt" style:font-style-complex="italic"/>
    </style:style>
    <style:style style:name="T80" style:family="text">
      <style:text-properties style:font-name="Symbol" fo:language="en" fo:country="US" style:font-name-complex="Symbol"/>
    </style:style>
    <style:style style:name="T81" style:family="text">
      <style:text-properties style:text-position="super 58%"/>
    </style:style>
    <style:style style:name="T82" style:family="text">
      <style:text-properties style:text-position="super 58%" fo:language="en" fo:country="US"/>
    </style:style>
    <style:style style:name="T83" style:family="text">
      <style:text-properties style:text-position="super 58%" fo:language="en" fo:country="US" style:font-name-complex="Arial"/>
    </style:style>
    <style:style style:name="T84" style:family="text">
      <style:text-properties style:text-position="super 58%" fo:language="ru" fo:country="RU"/>
    </style:style>
    <style:style style:name="T85" style:family="text">
      <style:text-properties style:text-position="super 58%" style:font-name="Arial" fo:font-size="10pt" fo:language="en" fo:country="US" style:font-size-asian="10pt" style:font-name-complex="Arial" style:font-size-complex="10pt"/>
    </style:style>
    <style:style style:name="T86" style:family="text">
      <style:text-properties style:text-position="super 58%" fo:font-style="italic" style:font-style-asian="italic" style:font-style-complex="italic"/>
    </style:style>
    <style:style style:name="T87" style:family="text">
      <style:text-properties style:text-position="super 58%" fo:font-size="12pt" fo:font-style="italic" style:font-size-asian="12pt" style:font-style-asian="italic" style:font-size-complex="12pt" style:font-style-complex="italic"/>
    </style:style>
    <style:style style:name="T88" style:family="text">
      <style:text-properties style:text-position="0% 100%"/>
    </style:style>
    <style:style style:name="T89" style:family="text">
      <style:text-properties style:text-position="0% 100%" style:text-underline-style="none" style:font-name-complex="Arial"/>
    </style:style>
    <style:style style:name="T90" style:family="text">
      <style:text-properties style:text-position="0% 100%" fo:language="ru" fo:country="RU"/>
    </style:style>
    <style:style style:name="T91" style:family="text">
      <style:text-properties style:text-position="0% 100%" fo:language="ru" fo:country="RU" style:font-name-complex="Arial"/>
    </style:style>
    <style:style style:name="T92" style:family="text">
      <style:text-properties style:text-position="0% 100%" fo:language="en" fo:country="US"/>
    </style:style>
    <style:style style:name="T93" style:family="text">
      <style:text-properties style:text-position="0% 100%" fo:language="en" fo:country="US" style:text-underline-style="none" style:font-name-complex="Arial"/>
    </style:style>
    <style:style style:name="T94" style:family="text">
      <style:text-properties style:text-position="0% 100%" fo:language="en" fo:country="US" style:font-name-complex="Times New Roman"/>
    </style:style>
    <style:style style:name="T95" style:family="text">
      <style:text-properties style:text-position="0% 100%" fo:language="en" fo:country="US" style:font-name-complex="Arial"/>
    </style:style>
    <style:style style:name="T96" style:family="text">
      <style:text-properties style:text-position="0% 100%" fo:language="en" fo:country="US" style:font-name-complex="Symbol1"/>
    </style:style>
    <style:style style:name="T97" style:family="text">
      <style:text-properties style:text-position="0% 100%" style:font-name="Arial" fo:font-size="10pt" fo:language="en" fo:country="US" style:font-size-asian="10pt" style:font-name-complex="Arial" style:font-size-complex="10pt"/>
    </style:style>
    <style:style style:name="T98" style:family="text">
      <style:text-properties style:text-position="0% 100%" style:font-name="Arial" fo:font-size="10pt" fo:language="en" fo:country="US" style:font-size-asian="10pt" style:font-name-complex="Times New Roman" style:font-size-complex="10pt"/>
    </style:style>
    <style:style style:name="T99" style:family="text">
      <style:text-properties style:text-position="0% 100%" style:font-name="Arial" fo:font-size="10pt" style:font-name-asian="Symbol" style:font-size-asian="10pt" style:font-name-complex="Symbol" style:font-size-complex="10pt"/>
    </style:style>
    <style:style style:name="T100" style:family="text">
      <style:text-properties style:text-position="0% 100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101" style:family="text">
      <style:text-properties style:use-window-font-color="true" style:text-position="super 58%" fo:language="en" fo:country="US"/>
    </style:style>
    <style:style style:name="T102" style:family="text">
      <style:text-properties style:use-window-font-color="true" style:text-position="super 58%" fo:language="en" fo:country="US" style:font-name-complex="Arial"/>
    </style:style>
    <style:style style:name="T103" style:family="text">
      <style:text-properties style:use-window-font-color="true" style:text-position="0% 100%"/>
    </style:style>
    <style:style style:name="T104" style:family="text">
      <style:text-properties style:use-window-font-color="true" style:text-position="0% 100%" fo:language="ru" fo:country="RU" style:font-name-complex="Symbol1"/>
    </style:style>
    <style:style style:name="T105" style:family="text">
      <style:text-properties style:use-window-font-color="true" style:text-position="0% 100%" fo:language="ru" fo:country="RU" style:font-name-complex="Times New Roman"/>
    </style:style>
    <style:style style:name="T106" style:family="text">
      <style:text-properties style:use-window-font-color="true" style:text-position="0% 100%" fo:language="en" fo:country="US"/>
    </style:style>
    <style:style style:name="T107" style:family="text">
      <style:text-properties style:use-window-font-color="true" style:text-position="0% 100%" fo:language="en" fo:country="US" style:font-name-asian="Symbol1" style:font-name-complex="Symbol1"/>
    </style:style>
    <style:style style:name="T108" style:family="text">
      <style:text-properties style:use-window-font-color="true" style:text-position="0% 100%" fo:language="en" fo:country="US" style:font-name-complex="Times New Roman"/>
    </style:style>
    <style:style style:name="T109" style:family="text">
      <style:text-properties style:use-window-font-color="true" style:text-position="0% 100%" style:font-name-complex="Times New Roman"/>
    </style:style>
    <style:style style:name="T110" style:family="text">
      <style:text-properties style:use-window-font-color="true" style:text-position="0% 100%" style:font-name-complex="Arial"/>
    </style:style>
    <style:style style:name="T111" style:family="text">
      <style:text-properties style:text-position="sub 58%" style:font-name="Times New Roman" fo:font-size="12pt" fo:font-style="normal" style:font-size-asian="12pt" style:font-style-asian="normal" style:font-size-complex="12pt" style:font-style-complex="normal"/>
    </style:style>
    <style:style style:name="T112" style:family="text">
      <style:text-properties style:text-position="sub 58%"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113" style:family="text">
      <style:text-properties style:text-position="sub 58%" style:font-name="Times New Roman" fo:font-size="12pt" fo:language="ru" fo:country="RU" fo:font-style="italic" style:font-size-asian="12pt" style:font-style-asian="italic" style:font-size-complex="12pt" style:font-style-complex="italic"/>
    </style:style>
    <style:style style:name="T114" style:family="text">
      <style:text-properties style:text-position="sub 58%" fo:language="ru" fo:country="RU" fo:font-style="normal" style:font-style-asian="normal" style:font-style-complex="normal"/>
    </style:style>
    <style:style style:name="T115" style:family="text">
      <style:text-properties style:text-position="sub 58%" fo:font-style="italic" style:font-style-asian="italic" style:font-style-complex="italic"/>
    </style:style>
    <style:style style:name="T116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117" style:family="text">
      <style:text-properties style:text-position="super 65%" style:font-name="Arial" fo:font-size="9pt" style:font-size-asian="9pt" style:font-size-complex="9pt"/>
    </style:style>
    <style:style style:name="T118" style:family="text">
      <style:text-properties style:text-position="super 64%" style:font-name="Arial" fo:font-size="10pt" style:font-name-asian="Symbol" style:font-size-asian="10pt" style:font-name-complex="Symbol" style:font-size-complex="10pt"/>
    </style:style>
    <style:style style:name="T119" style:family="text">
      <style:text-properties style:font-name-complex="Arial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ize="12pt" fo:font-style="italic" style:font-size-asian="12pt" style:font-style-asian="italic" style:font-size-complex="12pt" style:font-style-complex="italic"/>
    </style:style>
    <style:style style:name="T122" style:family="text">
      <style:text-properties fo:font-size="12pt" style:font-size-asian="12pt" style:font-size-complex="12pt"/>
    </style:style>
    <style:style style:name="T123" style:family="text">
      <style:text-properties fo:font-size="12pt" fo:language="ru" fo:country="RU" style:font-size-asian="12pt" style:font-size-complex="12pt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Протокол № 48-<text:span text:style-name="T72"><text:tab/><text:tab/></text:span></text:p>
      <text:p text:style-name="P38"/>
      <text:p text:style-name="P11"><text:span text:style-name="Основной_20_шрифт_20_абзаца"><text:span text:style-name="T40">поверки<text:tab/><text:tab/><text:tab/></text:span></text:span><text:span text:style-name="Основной_20_шрифт_20_абзаца"><text:span text:style-name="T57">Дозиметра-радиометра</text:span></text:span><text:span text:style-name="Основной_20_шрифт_20_абзаца"><text:span text:style-name="T56"> </text:span></text:span><text:span text:style-name="Основной_20_шрифт_20_абзаца"><text:span text:style-name="T57">МКС-</text:span></text:span><text:span text:style-name="Основной_20_шрифт_20_абзаца"><text:span text:style-name="T59">$type</text:span></text:span><text:span text:style-name="Основной_20_шрифт_20_абзаца"><text:span text:style-name="T58"><text:tab/><text:tab/></text:span></text:span><text:span text:style-name="Основной_20_шрифт_20_абзаца"><text:span text:style-name="T53">зав. №</text:span></text:span><text:span text:style-name="Основной_20_шрифт_20_абзаца"><text:span text:style-name="T54"> </text:span></text:span><text:span text:style-name="Основной_20_шрифт_20_абзаца"><text:span text:style-name="T55">$serial </text:span></text:span></text:p>
      <text:p text:style-name="P9"/>
      <text:p text:style-name="P12"><text:span text:style-name="Основной_20_шрифт_20_абзаца"><text:span text:style-name="T51">в составе с (зав. №) </text:span></text:span><text:span text:style-name="Основной_20_шрифт_20_абзаца"><text:span text:style-name="T44"><text:s/></text:span></text:span><text:span text:style-name="Основной_20_шрифт_20_абзаца"><text:span text:style-name="T37">$</text:span></text:span><text:span text:style-name="Основной_20_шрифт_20_абзаца"><text:span text:style-name="T27">allSerial</text:span></text:span><text:span text:style-name="Основной_20_шрифт_20_абзаца"><text:span text:style-name="T41"><text:tab/></text:span></text:span></text:p>
      <text:p text:style-name="P12"><text:span text:style-name="Основной_20_шрифт_20_абзаца"><text:span text:style-name="T40">принадлежащего</text:span></text:span><text:span text:style-name="Основной_20_шрифт_20_абзаца"><text:span text:style-name="T41"><text:tab/></text:span></text:span></text:p>
      <text:p text:style-name="P8"/>
      <text:p text:style-name="P12"><text:span text:style-name="Основной_20_шрифт_20_абзаца"><text:span text:style-name="T46">ИЗГОТОВИТЕЛЬ</text:span></text:span><text:span text:style-name="Основной_20_шрифт_20_абзаца"><text:span text:style-name="T47"> <text:s text:c="40"/></text:span></text:span><text:span text:style-name="Основной_20_шрифт_20_абзаца"><text:span text:style-name="T42">УП «АТОМТЕХ»<text:tab/></text:span></text:span></text:p>
      <text:p text:style-name="P13"><text:tab/><text:tab/></text:p>
      <text:p text:style-name="P32"><text:span text:style-name="Основной_20_шрифт_20_абзаца"><text:span text:style-name="T18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33">Т</text:span></text:span><text:span text:style-name="Основной_20_шрифт_20_абзаца"><text:span text:style-name="T18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23">°</text:span></text:span><text:span text:style-name="Основной_20_шрифт_20_абзаца"><text:span text:style-name="T33">С</text:span></text:span><text:span text:style-name="Основной_20_шрифт_20_абзаца"><text:span text:style-name="T18">, атмосферном давлении </text:span></text:span><text:span text:style-name="Основной_20_шрифт_20_абзаца"><text:span text:style-name="T33">Р</text:span></text:span><text:span text:style-name="Основной_20_шрифт_20_абзаца"><text:span text:style-name="T18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8">кПа, относительной влажности воздуха </text:span></text:span><text:span text:style-name="Основной_20_шрифт_20_абзаца"><text:span text:style-name="T33">р</text:span></text:span><text:span text:style-name="Основной_20_шрифт_20_абзаца"><text:span text:style-name="T18"> =</text:span></text:span><text:span text:style-name="Основной_20_шрифт_20_абзаца"><text:span text:style-name="T20"> <text:s text:c="4"/></text:span></text:span><text:span text:style-name="Основной_20_шрифт_20_абзаца"><text:span text:style-name="T18"><text:s/>%, внешнем фоне γ-излучения </text:span></text:span><text:span text:style-name="Основной_20_шрифт_20_абзаца"><text:span text:style-name="T18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34"> </text:span></text:span><text:span text:style-name="Основной_20_шрифт_20_абзаца"><text:span text:style-name="T18">= </text:span></text:span><text:span text:style-name="Основной_20_шрифт_20_абзаца"><text:span text:style-name="T20"><text:s text:c="6"/></text:span></text:span><text:span text:style-name="Основной_20_шрифт_20_абзаца"><text:span text:style-name="T18">мкЗв/ч, согласно методике, изложенной в </text:span></text:span><text:span text:style-name="Основной_20_шрифт_20_абзаца"><text:span text:style-name="T39">МРБ МП.854-2020:</text:span>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35">- <text:span text:style-name="T4">$facility_pp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35">- <text:span text:style-name="T4">$facility_pp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35">- <text:span text:style-name="T4">$facility_pp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35">- <text:span text:style-name="T4">$facility_pp_beta</text:span>;</text:p>
          </table:table-cell>
        </table:table-row>
      </table:table>
      <text:p text:style-name="P37"/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74">Диапазон измерения мощности амбиентной дозы рентгеновского и γ </text:span><text:span text:style-name="T5">-</text:span><text:span text:style-name="T74"> излучения:</text:span>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34"><text:span text:style-name="T9">- </text:span><text:span text:style-name="T14">МКС-АТ1125</text:span><text:span text:style-name="T75">:</text:span> <text:span text:style-name="T76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34"><text:span text:style-name="T9">- </text:span><text:span text:style-name="T14">МКС-АТ1125А</text:span><text:span text:style-name="T75">:</text:span> <text:span text:style-name="T76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34">- БДПС-02: <text:span text:style-name="T76">γ 0</text:span>.1 мкЗв/ч – 30.0 мЗв/ч;</text:p>
            <text:p text:style-name="P24"/>
            <text:p text:style-name="P44">Диапазон измерения плотности потока α – частиц: </text:p>
            <text:p text:style-name="P36">- БДПС-02: <text:span text:style-name="T80">α</text:span> 2.4 – 10<text:span text:style-name="T81">6</text:span> мин<text:span text:style-name="T81">-1</text:span><text:span text:style-name="T80">⋅</text:span>см<text:span text:style-name="T81">-2</text:span>;</text:p>
            <text:p text:style-name="P45"/>
            <text:p text:style-name="P44">Диапазон измерения плотности потока β – частиц:</text:p>
            <text:p text:style-name="P34">- БДПС-02: <text:span text:style-name="T80">β</text:span> 6.0 – 10<text:span text:style-name="T81">6</text:span> мин<text:span text:style-name="T81">-1</text:span><text:span text:style-name="T80">⋅</text:span>см<text:span text:style-name="T81">-2</text:span><text:span text:style-name="T88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24"/>
            <text:p text:style-name="P23">УА радионуклида <text:span text:style-name="T82">137</text:span><text:span text:style-name="T4">Cs</text:span><text:span text:style-name="T9">:</text:span></text:p>
            <text:p text:style-name="P34"><text:span text:style-name="T4">- $ua_min</text:span><text:span text:style-name="T9"> – </text:span><text:span text:style-name="T4">10</text:span><text:span text:style-name="T82">5</text:span><text:span text:style-name="T84"> </text:span><text:span text:style-name="T90">Бк/кг</text:span></text:p>
          </table:table-cell>
        </table:table-row>
      </table:table>
      <text:p text:style-name="P26"/>
      <text:p text:style-name="Standard"><text:span text:style-name="T19">Относительная погр</text:span><text:span text:style-name="T25">e</text:span><text:span text:style-name="T19">шность измерения: 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7" text:outline-level="2"><text:span text:style-name="T16">- </text:span><text:span text:style-name="T14">МКС-АТ1125</text:span><text:span text:style-name="T75">: </text:span><text:span text:style-name="T102"><text:s/></text:span><text:span text:style-name="T109">± </text:span><text:span text:style-name="T105">15</text:span><text:span text:style-name="T109"> %</text:span><text:span text:style-name="T110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7" text:outline-level="2"><text:span text:style-name="T16">- </text:span><text:span text:style-name="T14">МКС-АТ1125А</text:span><text:span text:style-name="T75">: </text:span><text:span text:style-name="T102"><text:s/></text:span><text:span text:style-name="T109">± </text:span><text:span text:style-name="T105">15</text:span><text:span text:style-name="T109"> %</text:span><text:span text:style-name="T110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7" text:outline-level="2"><text:span text:style-name="T16">- </text:span><text:span text:style-name="T14">БДПС</text:span><text:span text:style-name="T75">-02: <text:s text:c="5"/></text:span><text:span text:style-name="T7">α</text:span><text:span text:style-name="T15">:</text:span><text:span text:style-name="T7"> <text:s/></text:span><text:span text:style-name="T8">2,4 – 30 </text:span><text:span text:style-name="T16">мин</text:span><text:span text:style-name="T83">-1</text:span><text:span text:style-name="T7">⋅ </text:span><text:span text:style-name="T16">см</text:span><text:span text:style-name="T83">- 2 <text:s/></text:span><text:span text:style-name="T95">–</text:span><text:span text:style-name="T83"> <text:s/></text:span><text:span text:style-name="T94">± 30 %</text:span><text:span text:style-name="T95">;</text:span></text:h>
            <text:p text:style-name="P46"><text:span text:style-name="T96"><text:s text:c="19"/>α: <text:s/></text:span><text:span text:style-name="T95">30 <text:s/>– <text:s/>10</text:span><text:span text:style-name="T83">6</text:span><text:span text:style-name="T95"> </text:span><text:span text:style-name="T91">мин</text:span><text:span text:style-name="T83">-1</text:span><text:span text:style-name="T96">⋅ </text:span><text:span text:style-name="T91">см</text:span><text:span text:style-name="T83">- 2 <text:s/></text:span><text:span text:style-name="T95">–</text:span><text:span text:style-name="T83"> <text:s/></text:span><text:span text:style-name="T94">± 20 %</text:span><text:span text:style-name="T95">;</text:span></text:p>
            <text:list xml:id="list839044590937676982" text:style-name="WW8Num2">
              <text:list-item>
                <text:p text:style-name="P56"><text:span text:style-name="T29"><text:s text:c="19"/>β: </text:span><text:span text:style-name="T30"><text:s/></text:span><text:span text:style-name="T25">6 – 10</text:span><text:span text:style-name="T85">6</text:span><text:span text:style-name="T25"> </text:span><text:span text:style-name="T38">мин</text:span><text:span text:style-name="T85">-1</text:span><text:span text:style-name="T26">⋅</text:span><text:span text:style-name="T25"> </text:span><text:span text:style-name="T38">см</text:span><text:span text:style-name="T85">- 2 <text:s text:c="2"/></text:span><text:span text:style-name="T97">–</text:span><text:span text:style-name="T85"> <text:s/></text:span><text:span text:style-name="T98">± 20 %</text:span><text:span text:style-name="T97">;</text:span></text:p>
              </text:list-item>
            </text:list>
            <text:h text:style-name="P58" text:outline-level="2"><text:span text:style-name="T107"><text:s text:c="19"/>γ: <text:s text:c="2"/></text:span><text:span text:style-name="T108">0.10 </text:span><text:span text:style-name="T104">мк</text:span><text:span text:style-name="T105">Зв</text:span><text:span text:style-name="T108">/</text:span><text:span text:style-name="T105">ч</text:span><text:span text:style-name="T108"> – 30 </text:span><text:span text:style-name="T105">м</text:span><text:span text:style-name="T108">Sv/h</text:span><text:span text:style-name="T101"> <text:s/></text:span><text:span text:style-name="T106">–</text:span><text:span text:style-name="T101"> <text:s/></text:span><text:span text:style-name="T109">± 20 %</text:span><text:span text:style-name="T103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23">УА радионуклида <text:span text:style-name="T82">137</text:span><text:span text:style-name="T4">Cs</text:span><text:span text:style-name="T9">: </text:span><text:span text:style-name="T94">± 20 %</text:span><text:span text:style-name="T92">;</text:span></text:p>
          </table:table-cell>
        </table:table-row>
      </table:table>
      <text:p text:style-name="P33"><text:span text:style-name="Основной_20_шрифт_20_абзаца"><text:span text:style-name="T70"/></text:span></text:p>
      <text:p text:style-name="P11"><text:span text:style-name="T47">1. Внешний осмотр (Соответствует МП):</text:span><text:span text:style-name="T48"><text:tab/></text:span><text:span text:style-name="Основной_20_шрифт_20_абзаца"><text:span text:style-name="T45">ДА </text:span></text:span><text:span text:style-name="Основной_20_шрифт_20_абзаца"><text:span text:style-name="T60">□</text:span></text:span><text:span text:style-name="Основной_20_шрифт_20_абзаца"><text:span text:style-name="T49"><text:tab/></text:span></text:span><text:span text:style-name="Основной_20_шрифт_20_абзаца"><text:span text:style-name="T45"><text:tab/>НЕТ </text:span></text:span><text:span text:style-name="Основной_20_шрифт_20_абзаца"><text:span text:style-name="T60">□</text:span></text:span></text:p>
      <text:p text:style-name="P11"><text:span text:style-name="Основной_20_шрифт_20_абзаца"><text:span text:style-name="T69"/></text:span></text:p>
      <text:p text:style-name="P11"><text:span text:style-name="T43">2. Опробование (Соответствует МП):</text:span><text:span text:style-name="T50"><text:tab/><text:tab/></text:span><text:span text:style-name="Основной_20_шрифт_20_абзаца"><text:span text:style-name="T45">ДА </text:span></text:span><text:span text:style-name="Основной_20_шрифт_20_абзаца"><text:span text:style-name="T60">□</text:span></text:span><text:span text:style-name="Основной_20_шрифт_20_абзаца"><text:span text:style-name="T49"><text:tab/></text:span></text:span><text:span text:style-name="Основной_20_шрифт_20_абзаца"><text:span text:style-name="T45"><text:tab/>НЕТ </text:span></text:span><text:span text:style-name="Основной_20_шрифт_20_абзаца"><text:span text:style-name="T60">□</text:span></text:span></text:p>
      <text:p text:style-name="P54"/>
      <text:p text:style-name="P11"><text:span text:style-name="Основной_20_шрифт_20_абзаца"><text:span text:style-name="T36">Идентификационные данные (признаки):</text:span></text:span></text:p>
      <text:p text:style-name="P11"><text:span text:style-name="Основной_20_шрифт_20_абзаца"><text:span text:style-name="T52"><text:tab/></text:span></text:span><text:span text:style-name="Основной_20_шрифт_20_абзаца"><text:span text:style-name="T68">- </text:span></text:span><text:span text:style-name="Основной_20_шрифт_20_абзаца"><text:span text:style-name="T35">идентификационное наименование ПО:<text:tab/><text:tab/></text:span></text:span><text:span text:style-name="Основной_20_шрифт_20_абзаца"><text:span text:style-name="T28">SARKtech.exe</text:span></text:span></text:p>
      <text:p text:style-name="P39"><text:span text:style-name="Основной_20_шрифт_20_абзаца"><text:span text:style-name="T10"><text:tab/></text:span></text:span><text:span text:style-name="Основной_20_шрифт_20_абзаца"><text:span text:style-name="T2">- </text:span></text:span><text:span text:style-name="Основной_20_шрифт_20_абзаца"><text:span text:style-name="T10">номер версии (идентификационный номер) ПО:<text:tab/></text:span></text:span><text:span text:style-name="Основной_20_шрифт_20_абзаца"><text:span text:style-name="T6">2</text:span></text:span><text:span text:style-name="Основной_20_шрифт_20_абзаца"><text:span text:style-name="T11">.0.17.1; 2.3.0.1</text:span></text:span></text:p>
      <text:p text:style-name="P54"/>
      <text:p text:style-name="P7">3. Определение метрологических характеристик:</text:p>
      <table:table table:name="1125" table:style-name="_31_125">
        <table:table-column table:style-name="_31_125.A"/>
        <table:table-column table:style-name="_31_125.B" table:number-columns-repeated="8"/>
        <table:table-column table:style-name="_31_125.J"/>
        <table:table-row>
          <table:table-cell table:style-name="_31_125.A1" table:number-columns-spanned="10" office:value-type="string">
            <text:p text:style-name="P51"><text:span text:style-name="T12">Определение основной относительной погрешности измерения мощность амбиентной эквивалентной дозы </text:span><text:span text:style-name="Основной_20_шрифт_20_абзаца"><text:span text:style-name="T13">γ</text:span></text:span><text:span text:style-name="T12"> излучения дозиметра-радиометра МКС-AT1125 зав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office:value-type="string">
            <text:p text:style-name="P27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_31_125.B2" office:value-type="string">
            <text:p text:style-name="P4">№ ист.</text:p>
          </table:table-cell>
          <table:table-cell table:style-name="_31_125.B2" office:value-type="string">
            <text:p text:style-name="P16"><text:span text:style-name="Основной_20_шрифт_20_абзаца"><text:span text:style-name="T61">d</text:span></text:span><text:span text:style-name="T67">,</text:span><text:span text:style-name="T65"> см</text:span></text:p>
          </table:table-cell>
          <table:table-cell table:style-name="_31_125.B2" table:number-columns-spanned="3" office:value-type="string">
            <text:p text:style-name="P27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_31_125.B2" office:value-type="string">
            <text:p text:style-name="P27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_31_125.B2" office:value-type="string">
            <text:p text:style-name="P16"><text:span text:style-name="T65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5">%</text:p>
          </table:table-cell>
          <table:table-cell table:style-name="_31_125.B2" office:value-type="string">
            <text:p text:style-name="P16"><text:span text:style-name="T65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6">%</text:p>
          </table:table-cell>
          <table:table-cell table:style-name="_31_125.J2" office:value-type="string">
            <text:p text:style-name="P16"><text:span text:style-name="T65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5">%</text:p>
          </table:table-cell>
        </table:table-row>
        <table:table-row>
          <table:table-cell table:style-name="_31_125.A3" office:value-type="string">
            <text:p text:style-name="P27">фон (мкЗв/ч)</text:p>
          </table:table-cell>
          <table:table-cell table:style-name="_31_125.B3" office:value-type="string">
            <text:p text:style-name="P28">—</text:p>
          </table:table-cell>
          <table:table-cell table:style-name="_31_125.B3" office:value-type="string">
            <text:p text:style-name="P28">—</text:p>
          </table:table-cell>
          <table:table-cell table:style-name="_31_125.B3" office:value-type="string">
            <text:p text:style-name="P28">$bg1$</text:p>
          </table:table-cell>
          <table:table-cell table:style-name="_31_125.B3" office:value-type="string">
            <text:p text:style-name="P28">$bg2$</text:p>
          </table:table-cell>
          <table:table-cell table:style-name="_31_125.B3" office:value-type="string">
            <text:p text:style-name="P28">$bg3$</text:p>
          </table:table-cell>
          <table:table-cell table:style-name="_31_125.B3" office:value-type="string">
            <text:p text:style-name="P28">$bgavg$</text:p>
          </table:table-cell>
          <table:table-cell table:style-name="_31_125.B3" office:value-type="string">
            <text:p text:style-name="P28">—</text:p>
          </table:table-cell>
          <table:table-cell table:style-name="_31_125.B3" office:value-type="string">
            <text:p text:style-name="P28">—</text:p>
          </table:table-cell>
          <table:table-cell table:style-name="_31_125.J3" office:value-type="string">
            <text:p text:style-name="P28">—</text:p>
          </table:table-cell>
        </table:table-row>
        <table:table-row>
          <table:table-cell table:style-name="_31_125.A3" office:value-type="string">
            <text:p text:style-name="P47">0,<text:span text:style-name="T9">24</text:span> мкЗв/ч</text:p>
          </table:table-cell>
          <table:table-cell table:style-name="_31_125.B3" office:value-type="string">
            <text:p text:style-name="P48">$1-30</text:p>
          </table:table-cell>
          <table:table-cell table:style-name="_31_125.B3" office:value-type="string">
            <text:p text:style-name="P48">$1-40</text:p>
          </table:table-cell>
          <table:table-cell table:style-name="_31_125.B3" office:value-type="string">
            <text:p text:style-name="P48">$1-60</text:p>
          </table:table-cell>
          <table:table-cell table:style-name="_31_125.B3" office:value-type="string">
            <text:p text:style-name="P48">$1-70</text:p>
          </table:table-cell>
          <table:table-cell table:style-name="_31_125.B3" office:value-type="string">
            <text:p text:style-name="P48">$1-80</text:p>
          </table:table-cell>
          <table:table-cell table:style-name="_31_125.B3" office:value-type="string">
            <text:p text:style-name="P48">$1-00</text:p>
          </table:table-cell>
          <table:table-cell table:style-name="_31_125.B3" office:value-type="string">
            <text:p text:style-name="P48">$1-10</text:p>
          </table:table-cell>
          <table:table-cell table:style-name="_31_125.B3" office:value-type="string">
            <text:p text:style-name="P48">$1-20</text:p>
          </table:table-cell>
          <table:table-cell table:style-name="_31_125.J4" table:number-rows-spanned="5" office:value-type="string">
            <text:p text:style-name="P19">±<text:span text:style-name="T4">20</text:span></text:p>
          </table:table-cell>
        </table:table-row>
        <table:table-row>
          <table:table-cell table:style-name="_31_125.A3" office:value-type="string">
            <text:p text:style-name="P47"><text:span text:style-name="T9">0,</text:span>7 мкЗв/ч</text:p>
          </table:table-cell>
          <table:table-cell table:style-name="_31_125.B3" office:value-type="string">
            <text:p text:style-name="P48">$1-31</text:p>
          </table:table-cell>
          <table:table-cell table:style-name="_31_125.B3" office:value-type="string">
            <text:p text:style-name="P48">$1-41</text:p>
          </table:table-cell>
          <table:table-cell table:style-name="_31_125.B3" office:value-type="string">
            <text:p text:style-name="P48">$1-61</text:p>
          </table:table-cell>
          <table:table-cell table:style-name="_31_125.B3" office:value-type="string">
            <text:p text:style-name="P48">$1-71</text:p>
          </table:table-cell>
          <table:table-cell table:style-name="_31_125.B3" office:value-type="string">
            <text:p text:style-name="P48">$1-81</text:p>
          </table:table-cell>
          <table:table-cell table:style-name="_31_125.B3" office:value-type="string">
            <text:p text:style-name="P48">$1-01</text:p>
          </table:table-cell>
          <table:table-cell table:style-name="_31_125.B3" office:value-type="string">
            <text:p text:style-name="P48">$1-11</text:p>
          </table:table-cell>
          <table:table-cell table:style-name="_31_125.B3" office:value-type="string">
            <text:p text:style-name="P48">$1-21</text:p>
          </table:table-cell>
          <table:covered-table-cell/>
        </table:table-row>
        <table:table-row>
          <table:table-cell table:style-name="_31_125.A3" office:value-type="string">
            <text:p text:style-name="P47">7 мкЗв/ч</text:p>
          </table:table-cell>
          <table:table-cell table:style-name="_31_125.B3" office:value-type="string">
            <text:p text:style-name="P48">$1-32</text:p>
          </table:table-cell>
          <table:table-cell table:style-name="_31_125.B3" office:value-type="string">
            <text:p text:style-name="P48">$1-42</text:p>
          </table:table-cell>
          <table:table-cell table:style-name="_31_125.B3" office:value-type="string">
            <text:p text:style-name="P48">$1-62</text:p>
          </table:table-cell>
          <table:table-cell table:style-name="_31_125.B3" office:value-type="string">
            <text:p text:style-name="P48">$1-72</text:p>
          </table:table-cell>
          <table:table-cell table:style-name="_31_125.B3" office:value-type="string">
            <text:p text:style-name="P48">$1-82</text:p>
          </table:table-cell>
          <table:table-cell table:style-name="_31_125.B3" office:value-type="string">
            <text:p text:style-name="P48">$1-02</text:p>
          </table:table-cell>
          <table:table-cell table:style-name="_31_125.B3" office:value-type="string">
            <text:p text:style-name="P48">$1-12</text:p>
          </table:table-cell>
          <table:table-cell table:style-name="_31_125.B3" office:value-type="string">
            <text:p text:style-name="P48">$1-22</text:p>
          </table:table-cell>
          <table:covered-table-cell/>
        </table:table-row>
        <table:table-row>
          <table:table-cell table:style-name="_31_125.A3" office:value-type="string">
            <text:p text:style-name="P47">7<text:span text:style-name="T9">0</text:span> мкЗв/ч</text:p>
          </table:table-cell>
          <table:table-cell table:style-name="_31_125.B3" office:value-type="string">
            <text:p text:style-name="P48">$1-33</text:p>
          </table:table-cell>
          <table:table-cell table:style-name="_31_125.B3" office:value-type="string">
            <text:p text:style-name="P48">$1-43</text:p>
          </table:table-cell>
          <table:table-cell table:style-name="_31_125.B3" office:value-type="string">
            <text:p text:style-name="P48">$1-63</text:p>
          </table:table-cell>
          <table:table-cell table:style-name="_31_125.B3" office:value-type="string">
            <text:p text:style-name="P48">$1-73</text:p>
          </table:table-cell>
          <table:table-cell table:style-name="_31_125.B3" office:value-type="string">
            <text:p text:style-name="P48">$1-83</text:p>
          </table:table-cell>
          <table:table-cell table:style-name="_31_125.B3" office:value-type="string">
            <text:p text:style-name="P48">$1-03</text:p>
          </table:table-cell>
          <table:table-cell table:style-name="_31_125.B3" office:value-type="string">
            <text:p text:style-name="P48">$1-13</text:p>
          </table:table-cell>
          <table:table-cell table:style-name="_31_125.B3" office:value-type="string">
            <text:p text:style-name="P48">$1-23</text:p>
          </table:table-cell>
          <table:covered-table-cell/>
        </table:table-row>
        <table:table-row>
          <table:table-cell table:style-name="_31_125.A3" office:value-type="string">
            <text:p text:style-name="P47"><text:span text:style-name="T9">240</text:span> мкЗв/ч</text:p>
          </table:table-cell>
          <table:table-cell table:style-name="_31_125.B3" office:value-type="string">
            <text:p text:style-name="P48">$1-34</text:p>
          </table:table-cell>
          <table:table-cell table:style-name="_31_125.B3" office:value-type="string">
            <text:p text:style-name="P48">$1-44</text:p>
          </table:table-cell>
          <table:table-cell table:style-name="_31_125.B3" office:value-type="string">
            <text:p text:style-name="P48">$1-64</text:p>
          </table:table-cell>
          <table:table-cell table:style-name="_31_125.B3" office:value-type="string">
            <text:p text:style-name="P48">$1-74</text:p>
          </table:table-cell>
          <table:table-cell table:style-name="_31_125.B3" office:value-type="string">
            <text:p text:style-name="P48">$1-84</text:p>
          </table:table-cell>
          <table:table-cell table:style-name="_31_125.B3" office:value-type="string">
            <text:p text:style-name="P48">$1-04</text:p>
          </table:table-cell>
          <table:table-cell table:style-name="_31_125.B3" office:value-type="string">
            <text:p text:style-name="P48">$1-14</text:p>
          </table:table-cell>
          <table:table-cell table:style-name="_31_125.B3" office:value-type="string">
            <text:p text:style-name="P48">$1-24</text:p>
          </table:table-cell>
          <table:covered-table-cell/>
        </table:table-row>
        <table:table-row>
          <table:table-cell table:style-name="_31_125.A9" table:number-columns-spanned="10" office:value-type="string">
            <text:p text:style-name="P29">В точк<text:span text:style-name="T9">ах</text:span> <text:span text:style-name="T9">0,24</text:span> мкЗв/ч <text:span text:style-name="T9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8"/>
        <table:table-column table:style-name="_31_125A.J"/>
        <text:soft-page-break/>
        <table:table-row>
          <table:table-cell table:style-name="_31_125A.A1" table:number-columns-spanned="10" office:value-type="string">
            <text:p text:style-name="P51"><text:span text:style-name="T12">Определение основной относительной погрешности измерения мощность амбиентной эквивалентной дозы </text:span><text:span text:style-name="Основной_20_шрифт_20_абзаца"><text:span text:style-name="T13">γ</text:span></text:span><text:span text:style-name="T12"> излучения дозиметра-радиометра МКС-AT1125A зав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office:value-type="string">
            <text:p text:style-name="P27"><draw:frame draw:style-name="fr1" draw:name="Объект1" text:anchor-type="as-char" svg:y="-0.172in" svg:width="0.6346in" style:rel-width="scale" svg:height="0.2327in" style:rel-height="scale" draw:z-index="9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_31_125A.B2" office:value-type="string">
            <text:p text:style-name="P4">№ ист.</text:p>
          </table:table-cell>
          <table:table-cell table:style-name="_31_125A.B2" office:value-type="string">
            <text:p text:style-name="P16"><text:span text:style-name="Основной_20_шрифт_20_абзаца"><text:span text:style-name="T61">d</text:span></text:span><text:span text:style-name="T67">,</text:span><text:span text:style-name="T65"> см</text:span></text:p>
          </table:table-cell>
          <table:table-cell table:style-name="_31_125A.B2" table:number-columns-spanned="3" office:value-type="string">
            <text:p text:style-name="P27">Показания прибора, <text:s text:c="6"/><draw:frame draw:style-name="fr2" draw:name="Объект2" text:anchor-type="as-char" svg:width="0.5909in" style:rel-width="scale" svg:height="0.2335in" style:rel-height="scale" draw:z-index="1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covered-table-cell/>
          <table:covered-table-cell/>
          <table:table-cell table:style-name="_31_125A.B2" office:value-type="string">
            <text:p text:style-name="P27"><draw:frame draw:style-name="fr2" draw:name="Объект3" text:anchor-type="as-char" svg:width="0.5909in" style:rel-width="scale" svg:height="0.2354in" style:rel-height="scale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_31_125A.B2" office:value-type="string">
            <text:p text:style-name="P16"><text:span text:style-name="T65"><draw:frame draw:style-name="fr2" draw:name="Объект4" text:anchor-type="as-char" svg:width="0.3555in" style:rel-width="scale" svg:height="0.2091in" style:rel-height="scale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5">%</text:p>
          </table:table-cell>
          <table:table-cell table:style-name="_31_125A.B2" office:value-type="string">
            <text:p text:style-name="P16"><text:span text:style-name="T65"><draw:frame draw:style-name="fr2" draw:name="Объект5" text:anchor-type="as-char" svg:width="0.3728in" style:rel-width="scale" svg:height="0.2091in" style:rel-height="scale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6">%</text:p>
          </table:table-cell>
          <table:table-cell table:style-name="_31_125A.J2" office:value-type="string">
            <text:p text:style-name="P16"><text:span text:style-name="T65"><draw:frame draw:style-name="fr2" draw:name="Объект6" text:anchor-type="as-char" svg:width="0.3799in" style:rel-width="scale" svg:height="0.2091in" style:rel-height="scale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Основной_20_шрифт_20_абзаца"><text:span text:style-name="T66">,</text:span></text:span></text:p>
            <text:p text:style-name="P5">%</text:p>
          </table:table-cell>
        </table:table-row>
        <table:table-row>
          <table:table-cell table:style-name="_31_125A.A3" office:value-type="string">
            <text:p text:style-name="P27">фон (мкЗв/ч)</text:p>
          </table:table-cell>
          <table:table-cell table:style-name="_31_125A.B3" office:value-type="string">
            <text:p text:style-name="P28">—</text:p>
          </table:table-cell>
          <table:table-cell table:style-name="_31_125A.B3" office:value-type="string">
            <text:p text:style-name="P28">—</text:p>
          </table:table-cell>
          <table:table-cell table:style-name="_31_125A.B3" office:value-type="string">
            <text:p text:style-name="P28">$bg1$</text:p>
          </table:table-cell>
          <table:table-cell table:style-name="_31_125A.B3" office:value-type="string">
            <text:p text:style-name="P28">$bg2$</text:p>
          </table:table-cell>
          <table:table-cell table:style-name="_31_125A.B3" office:value-type="string">
            <text:p text:style-name="P28">$bg3$</text:p>
          </table:table-cell>
          <table:table-cell table:style-name="_31_125A.B3" office:value-type="string">
            <text:p text:style-name="P28">$bgavg$</text:p>
          </table:table-cell>
          <table:table-cell table:style-name="_31_125A.B3" office:value-type="string">
            <text:p text:style-name="P28">—</text:p>
          </table:table-cell>
          <table:table-cell table:style-name="_31_125A.B3" office:value-type="string">
            <text:p text:style-name="P28">—</text:p>
          </table:table-cell>
          <table:table-cell table:style-name="_31_125A.J3" office:value-type="string">
            <text:p text:style-name="P28">—</text:p>
          </table:table-cell>
        </table:table-row>
        <table:table-row>
          <table:table-cell table:style-name="_31_125A.A3" office:value-type="string">
            <text:p text:style-name="P47">0,<text:span text:style-name="T9">24</text:span> мкЗв/ч</text:p>
          </table:table-cell>
          <table:table-cell table:style-name="_31_125A.B3" office:value-type="string">
            <text:p text:style-name="P48">$2-30</text:p>
          </table:table-cell>
          <table:table-cell table:style-name="_31_125A.B3" office:value-type="string">
            <text:p text:style-name="P48">$2-40</text:p>
          </table:table-cell>
          <table:table-cell table:style-name="_31_125A.B3" office:value-type="string">
            <text:p text:style-name="P48">$2-60</text:p>
          </table:table-cell>
          <table:table-cell table:style-name="_31_125A.B3" office:value-type="string">
            <text:p text:style-name="P48">$2-70</text:p>
          </table:table-cell>
          <table:table-cell table:style-name="_31_125A.B3" office:value-type="string">
            <text:p text:style-name="P48">$2-80</text:p>
          </table:table-cell>
          <table:table-cell table:style-name="_31_125A.B3" office:value-type="string">
            <text:p text:style-name="P48">$2-00</text:p>
          </table:table-cell>
          <table:table-cell table:style-name="_31_125A.B3" office:value-type="string">
            <text:p text:style-name="P48">$2-10</text:p>
          </table:table-cell>
          <table:table-cell table:style-name="_31_125A.B3" office:value-type="string">
            <text:p text:style-name="P48">$2-20</text:p>
          </table:table-cell>
          <table:table-cell table:style-name="_31_125A.J4" table:number-rows-spanned="8" office:value-type="string">
            <text:p text:style-name="P19">±<text:span text:style-name="T4">20</text:span></text:p>
          </table:table-cell>
        </table:table-row>
        <table:table-row>
          <table:table-cell table:style-name="_31_125A.A3" office:value-type="string">
            <text:p text:style-name="P47"><text:span text:style-name="T9">0,</text:span>7 мкЗв/ч</text:p>
          </table:table-cell>
          <table:table-cell table:style-name="_31_125A.B3" office:value-type="string">
            <text:p text:style-name="P48">$2-31</text:p>
          </table:table-cell>
          <table:table-cell table:style-name="_31_125A.B3" office:value-type="string">
            <text:p text:style-name="P48">$2-41</text:p>
          </table:table-cell>
          <table:table-cell table:style-name="_31_125A.B3" office:value-type="string">
            <text:p text:style-name="P48">$2-61</text:p>
          </table:table-cell>
          <table:table-cell table:style-name="_31_125A.B3" office:value-type="string">
            <text:p text:style-name="P48">$2-71</text:p>
          </table:table-cell>
          <table:table-cell table:style-name="_31_125A.B3" office:value-type="string">
            <text:p text:style-name="P48">$2-81</text:p>
          </table:table-cell>
          <table:table-cell table:style-name="_31_125A.B3" office:value-type="string">
            <text:p text:style-name="P48">$2-01</text:p>
          </table:table-cell>
          <table:table-cell table:style-name="_31_125A.B3" office:value-type="string">
            <text:p text:style-name="P48">$2-11</text:p>
          </table:table-cell>
          <table:table-cell table:style-name="_31_125A.B3" office:value-type="string">
            <text:p text:style-name="P48">$2-21</text:p>
          </table:table-cell>
          <table:covered-table-cell/>
        </table:table-row>
        <table:table-row>
          <table:table-cell table:style-name="_31_125A.A3" office:value-type="string">
            <text:p text:style-name="P47">7 мкЗв/ч</text:p>
          </table:table-cell>
          <table:table-cell table:style-name="_31_125A.B3" office:value-type="string">
            <text:p text:style-name="P48">$2-32</text:p>
          </table:table-cell>
          <table:table-cell table:style-name="_31_125A.B3" office:value-type="string">
            <text:p text:style-name="P48">$2-42</text:p>
          </table:table-cell>
          <table:table-cell table:style-name="_31_125A.B3" office:value-type="string">
            <text:p text:style-name="P48">$2-62</text:p>
          </table:table-cell>
          <table:table-cell table:style-name="_31_125A.B3" office:value-type="string">
            <text:p text:style-name="P48">$2-72</text:p>
          </table:table-cell>
          <table:table-cell table:style-name="_31_125A.B3" office:value-type="string">
            <text:p text:style-name="P48">$2-82</text:p>
          </table:table-cell>
          <table:table-cell table:style-name="_31_125A.B3" office:value-type="string">
            <text:p text:style-name="P48">$2-02</text:p>
          </table:table-cell>
          <table:table-cell table:style-name="_31_125A.B3" office:value-type="string">
            <text:p text:style-name="P48">$2-12</text:p>
          </table:table-cell>
          <table:table-cell table:style-name="_31_125A.B3" office:value-type="string">
            <text:p text:style-name="P48">$2-22</text:p>
          </table:table-cell>
          <table:covered-table-cell/>
        </table:table-row>
        <table:table-row>
          <table:table-cell table:style-name="_31_125A.A3" office:value-type="string">
            <text:p text:style-name="P47">7<text:span text:style-name="T9">0</text:span> <text:span text:style-name="T9">мкЗв</text:span>/ч</text:p>
          </table:table-cell>
          <table:table-cell table:style-name="_31_125A.B3" office:value-type="string">
            <text:p text:style-name="P48">$2-33</text:p>
          </table:table-cell>
          <table:table-cell table:style-name="_31_125A.B3" office:value-type="string">
            <text:p text:style-name="P48">$2-43</text:p>
          </table:table-cell>
          <table:table-cell table:style-name="_31_125A.B3" office:value-type="string">
            <text:p text:style-name="P48">$2-63</text:p>
          </table:table-cell>
          <table:table-cell table:style-name="_31_125A.B3" office:value-type="string">
            <text:p text:style-name="P48">$2-73</text:p>
          </table:table-cell>
          <table:table-cell table:style-name="_31_125A.B3" office:value-type="string">
            <text:p text:style-name="P48">$2-83</text:p>
          </table:table-cell>
          <table:table-cell table:style-name="_31_125A.B3" office:value-type="string">
            <text:p text:style-name="P48">$2-03</text:p>
          </table:table-cell>
          <table:table-cell table:style-name="_31_125A.B3" office:value-type="string">
            <text:p text:style-name="P48">$2-13</text:p>
          </table:table-cell>
          <table:table-cell table:style-name="_31_125A.B3" office:value-type="string">
            <text:p text:style-name="P48">$2-23</text:p>
          </table:table-cell>
          <table:covered-table-cell/>
        </table:table-row>
        <table:table-row>
          <table:table-cell table:style-name="_31_125A.A3" office:value-type="string">
            <text:p text:style-name="P47"><text:span text:style-name="T9">240</text:span> <text:span text:style-name="T9">мкЗв</text:span>/ч</text:p>
          </table:table-cell>
          <table:table-cell table:style-name="_31_125A.B3" office:value-type="string">
            <text:p text:style-name="P48">$2-34</text:p>
          </table:table-cell>
          <table:table-cell table:style-name="_31_125A.B3" office:value-type="string">
            <text:p text:style-name="P48">$2-44</text:p>
          </table:table-cell>
          <table:table-cell table:style-name="_31_125A.B3" office:value-type="string">
            <text:p text:style-name="P48">$2-64</text:p>
          </table:table-cell>
          <table:table-cell table:style-name="_31_125A.B3" office:value-type="string">
            <text:p text:style-name="P48">$2-74</text:p>
          </table:table-cell>
          <table:table-cell table:style-name="_31_125A.B3" office:value-type="string">
            <text:p text:style-name="P48">$2-84</text:p>
          </table:table-cell>
          <table:table-cell table:style-name="_31_125A.B3" office:value-type="string">
            <text:p text:style-name="P48">$2-04</text:p>
          </table:table-cell>
          <table:table-cell table:style-name="_31_125A.B3" office:value-type="string">
            <text:p text:style-name="P48">$2-14</text:p>
          </table:table-cell>
          <table:table-cell table:style-name="_31_125A.B3" office:value-type="string">
            <text:p text:style-name="P48">$2-24</text:p>
          </table:table-cell>
          <table:covered-table-cell/>
        </table:table-row>
        <table:table-row>
          <table:table-cell table:style-name="_31_125A.A3" office:value-type="string">
            <text:p text:style-name="P47"><text:span text:style-name="T9">0,</text:span>7 мЗв/ч</text:p>
          </table:table-cell>
          <table:table-cell table:style-name="_31_125A.B3" office:value-type="string">
            <text:p text:style-name="P48">$2-35</text:p>
          </table:table-cell>
          <table:table-cell table:style-name="_31_125A.B3" office:value-type="string">
            <text:p text:style-name="P48">$2-45</text:p>
          </table:table-cell>
          <table:table-cell table:style-name="_31_125A.B3" office:value-type="string">
            <text:p text:style-name="P48">$2-65</text:p>
          </table:table-cell>
          <table:table-cell table:style-name="_31_125A.B3" office:value-type="string">
            <text:p text:style-name="P48">$2-75</text:p>
          </table:table-cell>
          <table:table-cell table:style-name="_31_125A.B3" office:value-type="string">
            <text:p text:style-name="P48">$2-85</text:p>
          </table:table-cell>
          <table:table-cell table:style-name="_31_125A.B3" office:value-type="string">
            <text:p text:style-name="P48">$2-05</text:p>
          </table:table-cell>
          <table:table-cell table:style-name="_31_125A.B3" office:value-type="string">
            <text:p text:style-name="P48">$2-15</text:p>
          </table:table-cell>
          <table:table-cell table:style-name="_31_125A.B3" office:value-type="string">
            <text:p text:style-name="P48">$2-25</text:p>
          </table:table-cell>
          <table:covered-table-cell/>
        </table:table-row>
        <table:table-row>
          <table:table-cell table:style-name="_31_125A.A3" office:value-type="string">
            <text:p text:style-name="P47">7 мЗв/ч</text:p>
          </table:table-cell>
          <table:table-cell table:style-name="_31_125A.B3" office:value-type="string">
            <text:p text:style-name="P48">$2-36</text:p>
          </table:table-cell>
          <table:table-cell table:style-name="_31_125A.B3" office:value-type="string">
            <text:p text:style-name="P48">$2-46</text:p>
          </table:table-cell>
          <table:table-cell table:style-name="_31_125A.B3" office:value-type="string">
            <text:p text:style-name="P48">$2-66</text:p>
          </table:table-cell>
          <table:table-cell table:style-name="_31_125A.B3" office:value-type="string">
            <text:p text:style-name="P48">$2-76</text:p>
          </table:table-cell>
          <table:table-cell table:style-name="_31_125A.B3" office:value-type="string">
            <text:p text:style-name="P48">$2-86</text:p>
          </table:table-cell>
          <table:table-cell table:style-name="_31_125A.B3" office:value-type="string">
            <text:p text:style-name="P48">$2-06</text:p>
          </table:table-cell>
          <table:table-cell table:style-name="_31_125A.B3" office:value-type="string">
            <text:p text:style-name="P48">$2-16</text:p>
          </table:table-cell>
          <table:table-cell table:style-name="_31_125A.B3" office:value-type="string">
            <text:p text:style-name="P48">$2-26</text:p>
          </table:table-cell>
          <table:covered-table-cell/>
        </table:table-row>
        <table:table-row>
          <table:table-cell table:style-name="_31_125A.A3" office:value-type="string">
            <text:p text:style-name="P47">7<text:span text:style-name="T9">0</text:span> мЗв/ч</text:p>
          </table:table-cell>
          <table:table-cell table:style-name="_31_125A.B3" office:value-type="string">
            <text:p text:style-name="P48">$2-37</text:p>
          </table:table-cell>
          <table:table-cell table:style-name="_31_125A.B3" office:value-type="string">
            <text:p text:style-name="P48">$2-47</text:p>
          </table:table-cell>
          <table:table-cell table:style-name="_31_125A.B3" office:value-type="string">
            <text:p text:style-name="P48">$2-67</text:p>
          </table:table-cell>
          <table:table-cell table:style-name="_31_125A.B3" office:value-type="string">
            <text:p text:style-name="P48">$2-77</text:p>
          </table:table-cell>
          <table:table-cell table:style-name="_31_125A.B3" office:value-type="string">
            <text:p text:style-name="P48">$2-87</text:p>
          </table:table-cell>
          <table:table-cell table:style-name="_31_125A.B3" office:value-type="string">
            <text:p text:style-name="P48">$2-07</text:p>
          </table:table-cell>
          <table:table-cell table:style-name="_31_125A.B3" office:value-type="string">
            <text:p text:style-name="P48">$2-17</text:p>
          </table:table-cell>
          <table:table-cell table:style-name="_31_125A.B3" office:value-type="string">
            <text:p text:style-name="P48">$2-27</text:p>
          </table:table-cell>
          <table:covered-table-cell/>
        </table:table-row>
        <table:table-row>
          <table:table-cell table:style-name="_31_125A.A12" table:number-columns-spanned="10" office:value-type="string">
            <text:p text:style-name="P29">В точк<text:span text:style-name="T9">ах</text:span> <text:span text:style-name="T9">0,07</text:span> мкЗв/ч <text:span text:style-name="T9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BZ" table:style-name="BZ">
        <table:table-column table:style-name="BZ.A" table:number-columns-repeated="8"/>
        <table:table-column table:style-name="BZ.I"/>
        <table:table-row>
          <table:table-cell table:style-name="BZ.A1" table:number-columns-spanned="9" office:value-type="string">
            <text:p text:style-name="P52">Определение основной относительной погрешности измерения <text:span text:style-name="T9">удельной активности радионуклида </text:span><text:span text:style-name="T84">137</text:span><text:span text:style-name="T9">Cs дозиметром-радиометром</text:span> МКС-$type<text:span text:style-name="T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Z.A2" office:value-type="string">
            <text:p text:style-name="P4">№ ист.</text:p>
          </table:table-cell>
          <table:table-cell table:style-name="BZ.B2" office:value-type="string">
            <text:p text:style-name="P49"><text:span text:style-name="T4"><draw:frame draw:style-name="fr1" draw:name="Объект8" text:anchor-type="as-char" svg:y="-0.1484in" svg:width="0.2909in" style:rel-width="scale" svg:height="0.2098in" style:rel-height="scale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4">, </text:span>Бк/кг</text:p>
          </table:table-cell>
          <table:table-cell table:style-name="BZ.B2" table:number-columns-spanned="3" office:value-type="string">
            <text:p text:style-name="P27">Показания прибора, <text:s/><draw:frame draw:style-name="fr1" draw:name="Объект7" text:anchor-type="as-char" svg:y="-0.1484in" svg:width="0.2283in" style:rel-width="scale" svg:height="0.2098in" style:rel-height="scale" draw:z-index="1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covered-table-cell/>
          <table:covered-table-cell/>
          <table:table-cell table:style-name="BZ.F2" office:value-type="string">
            <text:p text:style-name="P27"><draw:frame draw:style-name="fr1" draw:name="Объект9" text:anchor-type="as-char" svg:y="-0.1484in" svg:width="0.2283in" style:rel-width="scale" svg:height="0.2098in" style:rel-height="scale" draw:z-index="17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BZ.B2" office:value-type="string">
            <text:p text:style-name="P16"><text:span text:style-name="T65"><draw:frame draw:style-name="fr2" draw:name="Объект10" text:anchor-type="as-char" svg:width="0.3555in" style:rel-width="scale" svg:height="0.2091in" style:rel-height="scale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Основной_20_шрифт_20_абзаца"><text:span text:style-name="T66">, </text:span></text:span><text:span text:style-name="T66">%</text:span></text:p>
          </table:table-cell>
          <table:table-cell table:style-name="BZ.B2" office:value-type="string">
            <text:p text:style-name="P16"><text:span text:style-name="T65"><draw:frame draw:style-name="fr2" draw:name="Объект11" text:anchor-type="as-char" svg:width="0.3728in" style:rel-width="scale" svg:height="0.2091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Основной_20_шрифт_20_абзаца"><text:span text:style-name="T66">, </text:span></text:span><text:span text:style-name="T64">%</text:span></text:p>
          </table:table-cell>
          <table:table-cell table:style-name="BZ.I2" office:value-type="string">
            <text:p text:style-name="P16"><text:span text:style-name="T65"><draw:frame draw:style-name="fr2" draw:name="Объект12" text:anchor-type="as-char" svg:width="0.3799in" style:rel-width="scale" svg:height="0.2091in" style:rel-height="scale" draw:z-index="20"><draw:object xlink:href="./Object 25" xlink:type="simple" xlink:show="embed" xlink:actuate="onLoad"/><draw:image xlink:href="./ObjectReplacements/Object 25" xlink:type="simple" xlink:show="embed" xlink:actuate="onLoad"/></draw:frame></text:span><text:span text:style-name="Основной_20_шрифт_20_абзаца"><text:span text:style-name="T66">, </text:span></text:span><text:span text:style-name="T66">%</text:span></text:p>
          </table:table-cell>
        </table:table-row>
        <table:table-row>
          <table:table-cell table:style-name="BZ.A3" office:value-type="string">
            <text:p text:style-name="P50">$6-A0</text:p>
          </table:table-cell>
          <table:table-cell table:style-name="BZ.B3" office:value-type="string">
            <text:p text:style-name="P48">$<text:span text:style-name="T4">6</text:span>-<text:span text:style-name="T4">9</text:span>0</text:p>
          </table:table-cell>
          <table:table-cell table:style-name="BZ.B3" office:value-type="string">
            <text:p text:style-name="P48">$6-60</text:p>
          </table:table-cell>
          <table:table-cell table:style-name="BZ.B3" office:value-type="string">
            <text:p text:style-name="P48">$6-70</text:p>
          </table:table-cell>
          <table:table-cell table:style-name="BZ.B3" office:value-type="string">
            <text:p text:style-name="P48">$6-80</text:p>
          </table:table-cell>
          <table:table-cell table:style-name="BZ.B3" office:value-type="string">
            <text:p text:style-name="P48">$6-00</text:p>
          </table:table-cell>
          <table:table-cell table:style-name="BZ.B3" office:value-type="string">
            <text:p text:style-name="P48">$6-10</text:p>
          </table:table-cell>
          <table:table-cell table:style-name="BZ.B3" office:value-type="string">
            <text:p text:style-name="P48">$6-20</text:p>
          </table:table-cell>
          <table:table-cell table:style-name="BZ.I3" table:number-rows-spanned="4" office:value-type="string">
            <text:p text:style-name="P47">±<text:span text:style-name="T9">20</text:span></text:p>
          </table:table-cell>
        </table:table-row>
        <table:table-row>
          <table:table-cell table:style-name="BZ.A3" office:value-type="string">
            <text:p text:style-name="P50">$6-A1</text:p>
          </table:table-cell>
          <table:table-cell table:style-name="BZ.B3" office:value-type="string">
            <text:p text:style-name="P50">$6-91</text:p>
          </table:table-cell>
          <table:table-cell table:style-name="BZ.B3" office:value-type="string">
            <text:p text:style-name="P48">$6-61</text:p>
          </table:table-cell>
          <table:table-cell table:style-name="BZ.B3" office:value-type="string">
            <text:p text:style-name="P48">$6-71</text:p>
          </table:table-cell>
          <table:table-cell table:style-name="BZ.B3" office:value-type="string">
            <text:p text:style-name="P48">$6-81</text:p>
          </table:table-cell>
          <table:table-cell table:style-name="BZ.B3" office:value-type="string">
            <text:p text:style-name="P48">$6-01</text:p>
          </table:table-cell>
          <table:table-cell table:style-name="BZ.B3" office:value-type="string">
            <text:p text:style-name="P48">$6-11</text:p>
          </table:table-cell>
          <table:table-cell table:style-name="BZ.B3" office:value-type="string">
            <text:p text:style-name="P48">$6-21</text:p>
          </table:table-cell>
          <table:covered-table-cell/>
        </table:table-row>
        <table:table-row>
          <table:table-cell table:style-name="BZ.A3" office:value-type="string">
            <text:p text:style-name="P50">$6-A2</text:p>
          </table:table-cell>
          <table:table-cell table:style-name="BZ.B3" office:value-type="string">
            <text:p text:style-name="P50">$6-92</text:p>
          </table:table-cell>
          <table:table-cell table:style-name="BZ.B3" office:value-type="string">
            <text:p text:style-name="P48">$6-62</text:p>
          </table:table-cell>
          <table:table-cell table:style-name="BZ.B3" office:value-type="string">
            <text:p text:style-name="P48">$6-72</text:p>
          </table:table-cell>
          <table:table-cell table:style-name="BZ.B3" office:value-type="string">
            <text:p text:style-name="P48">$6-82</text:p>
          </table:table-cell>
          <table:table-cell table:style-name="BZ.B3" office:value-type="string">
            <text:p text:style-name="P48">$6-02</text:p>
          </table:table-cell>
          <table:table-cell table:style-name="BZ.B3" office:value-type="string">
            <text:p text:style-name="P48">$6-12</text:p>
          </table:table-cell>
          <table:table-cell table:style-name="BZ.B3" office:value-type="string">
            <text:p text:style-name="P48">$6-22</text:p>
          </table:table-cell>
          <table:covered-table-cell/>
        </table:table-row>
        <table:table-row>
          <table:table-cell table:style-name="BZ.A6" office:value-type="string">
            <text:p text:style-name="P50">$6-A3</text:p>
          </table:table-cell>
          <table:table-cell table:style-name="BZ.B6" office:value-type="string">
            <text:p text:style-name="P50">$6-93</text:p>
          </table:table-cell>
          <table:table-cell table:style-name="BZ.B6" office:value-type="string">
            <text:p text:style-name="P48">$6-63</text:p>
          </table:table-cell>
          <table:table-cell table:style-name="BZ.B6" office:value-type="string">
            <text:p text:style-name="P48">$6-73</text:p>
          </table:table-cell>
          <table:table-cell table:style-name="BZ.B6" office:value-type="string">
            <text:p text:style-name="P48">$6-83</text:p>
          </table:table-cell>
          <table:table-cell table:style-name="BZ.B6" office:value-type="string">
            <text:p text:style-name="P48">$6-03</text:p>
          </table:table-cell>
          <table:table-cell table:style-name="BZ.B6" office:value-type="string">
            <text:p text:style-name="P48">$6-13</text:p>
          </table:table-cell>
          <table:table-cell table:style-name="BZ.B6" office:value-type="string">
            <text:p text:style-name="P48">$6-23</text:p>
          </table:table-cell>
          <table:covered-table-cell/>
        </table:table-row>
      </table:table>
      <table:table table:name="BZsmall" table:style-name="BZsmall">
        <table:table-column table:style-name="BZsmall.A" table:number-columns-repeated="8"/>
        <table:table-column table:style-name="BZsmall.I"/>
        <table:table-row>
          <table:table-cell table:style-name="BZsmall.A1" table:number-columns-spanned="9" office:value-type="string">
            <text:p text:style-name="P52">Определение основной относительной погрешности измерения <text:span text:style-name="T9">удельной активности радионуклида </text:span><text:span text:style-name="T84">137</text:span><text:span text:style-name="T9">Cs дозиметром-радиометром</text:span> МКС-$type<text:span text:style-name="T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Zsmall.A2" office:value-type="string">
            <text:p text:style-name="P4">№ ист.</text:p>
          </table:table-cell>
          <table:table-cell table:style-name="BZsmall.B2" office:value-type="string">
            <text:p text:style-name="P49"><text:span text:style-name="T4"><draw:frame draw:style-name="fr1" draw:name="Объект20" text:anchor-type="as-char" svg:y="-0.1484in" svg:width="0.2909in" style:rel-width="scale" svg:height="0.2098in" style:rel-height="scale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4">, </text:span>Бк/кг</text:p>
          </table:table-cell>
          <table:table-cell table:style-name="BZsmall.B2" table:number-columns-spanned="3" office:value-type="string">
            <text:p text:style-name="P27">Показания прибора, <text:s/><draw:frame draw:style-name="fr1" draw:name="Объект21" text:anchor-type="as-char" svg:y="-0.1484in" svg:width="0.2283in" style:rel-width="scale" svg:height="0.2098in" style:rel-height="scale" draw:z-index="2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</table:table-cell>
          <table:covered-table-cell/>
          <table:covered-table-cell/>
          <table:table-cell table:style-name="BZsmall.F2" office:value-type="string">
            <text:p text:style-name="P27"><draw:frame draw:style-name="fr1" draw:name="Объект22" text:anchor-type="as-char" svg:y="-0.1484in" svg:width="0.2283in" style:rel-width="scale" svg:height="0.2098in" style:rel-height="scale" draw:z-index="2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</table:table-cell>
          <table:table-cell table:style-name="BZsmall.B2" office:value-type="string">
            <text:p text:style-name="P16"><text:span text:style-name="T65"><draw:frame draw:style-name="fr2" draw:name="Объект23" text:anchor-type="as-char" svg:width="0.3555in" style:rel-width="scale" svg:height="0.2091in" style:rel-height="scale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66">, </text:span></text:span><text:span text:style-name="T66">%</text:span></text:p>
          </table:table-cell>
          <table:table-cell table:style-name="BZsmall.B2" office:value-type="string">
            <text:p text:style-name="P16"><text:span text:style-name="T65"><draw:frame draw:style-name="fr2" draw:name="Объект24" text:anchor-type="as-char" svg:width="0.3728in" style:rel-width="scale" svg:height="0.2091in" style:rel-height="scale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Основной_20_шрифт_20_абзаца"><text:span text:style-name="T66">, </text:span></text:span><text:span text:style-name="T64">%</text:span></text:p>
          </table:table-cell>
          <table:table-cell table:style-name="BZsmall.I2" office:value-type="string">
            <text:p text:style-name="P16"><text:span text:style-name="T65"><draw:frame draw:style-name="fr2" draw:name="Объект25" text:anchor-type="as-char" svg:width="0.3799in" style:rel-width="scale" svg:height="0.2091in" style:rel-height="scale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Основной_20_шрифт_20_абзаца"><text:span text:style-name="T66">, </text:span></text:span><text:span text:style-name="T66">%</text:span></text:p>
          </table:table-cell>
        </table:table-row>
        <table:table-row>
          <table:table-cell table:style-name="BZsmall.A3" office:value-type="string">
            <text:p text:style-name="P50">$6-A1</text:p>
          </table:table-cell>
          <table:table-cell table:style-name="BZsmall.B3" office:value-type="string">
            <text:p text:style-name="P50">$6-91</text:p>
          </table:table-cell>
          <table:table-cell table:style-name="BZsmall.C3" office:value-type="string">
            <text:p text:style-name="P48">$6-61</text:p>
          </table:table-cell>
          <table:table-cell table:style-name="BZsmall.C3" office:value-type="string">
            <text:p text:style-name="P48">$6-71</text:p>
          </table:table-cell>
          <table:table-cell table:style-name="BZsmall.C3" office:value-type="string">
            <text:p text:style-name="P48">$6-81</text:p>
          </table:table-cell>
          <table:table-cell table:style-name="BZsmall.B3" office:value-type="string">
            <text:p text:style-name="P48">$6-01</text:p>
          </table:table-cell>
          <table:table-cell table:style-name="BZsmall.B3" office:value-type="string">
            <text:p text:style-name="P48">$6-11</text:p>
          </table:table-cell>
          <table:table-cell table:style-name="BZsmall.B3" office:value-type="string">
            <text:p text:style-name="P48">$6-21</text:p>
          </table:table-cell>
          <table:table-cell table:style-name="BZsmall.I3" table:number-rows-spanned="3" office:value-type="string">
            <text:p text:style-name="P47">±<text:span text:style-name="T9">20</text:span></text:p>
          </table:table-cell>
        </table:table-row>
        <table:table-row>
          <table:table-cell table:style-name="BZsmall.A3" office:value-type="string">
            <text:p text:style-name="P50">$6-A2</text:p>
          </table:table-cell>
          <table:table-cell table:style-name="BZsmall.B3" office:value-type="string">
            <text:p text:style-name="P50">$6-92</text:p>
          </table:table-cell>
          <table:table-cell table:style-name="BZsmall.B3" office:value-type="string">
            <text:p text:style-name="P48">$6-62</text:p>
          </table:table-cell>
          <table:table-cell table:style-name="BZsmall.B3" office:value-type="string">
            <text:p text:style-name="P48">$6-72</text:p>
          </table:table-cell>
          <table:table-cell table:style-name="BZsmall.B3" office:value-type="string">
            <text:p text:style-name="P48">$6-82</text:p>
          </table:table-cell>
          <table:table-cell table:style-name="BZsmall.B3" office:value-type="string">
            <text:p text:style-name="P48">$6-02</text:p>
          </table:table-cell>
          <table:table-cell table:style-name="BZsmall.B3" office:value-type="string">
            <text:p text:style-name="P48">$6-12</text:p>
          </table:table-cell>
          <table:table-cell table:style-name="BZsmall.B3" office:value-type="string">
            <text:p text:style-name="P48">$6-22</text:p>
          </table:table-cell>
          <table:covered-table-cell/>
        </table:table-row>
        <table:table-row>
          <table:table-cell table:style-name="BZsmall.A5" office:value-type="string">
            <text:p text:style-name="P50">$6-A3</text:p>
          </table:table-cell>
          <table:table-cell table:style-name="BZsmall.B5" office:value-type="string">
            <text:p text:style-name="P50">$6-93</text:p>
          </table:table-cell>
          <table:table-cell table:style-name="BZsmall.B5" office:value-type="string">
            <text:p text:style-name="P48">$6-63</text:p>
          </table:table-cell>
          <table:table-cell table:style-name="BZsmall.B5" office:value-type="string">
            <text:p text:style-name="P48">$6-73</text:p>
          </table:table-cell>
          <table:table-cell table:style-name="BZsmall.B5" office:value-type="string">
            <text:p text:style-name="P48">$6-83</text:p>
          </table:table-cell>
          <table:table-cell table:style-name="BZsmall.B5" office:value-type="string">
            <text:p text:style-name="P48">$6-03</text:p>
          </table:table-cell>
          <table:table-cell table:style-name="BZsmall.B5" office:value-type="string">
            <text:p text:style-name="P48">$6-13</text:p>
          </table:table-cell>
          <table:table-cell table:style-name="BZsmall.B5" office:value-type="string">
            <text:p text:style-name="P48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 table:number-columns-repeated="7"/>
        <table:table-column table:style-name="BDPS_5f_a.I"/>
        <table:table-row>
          <table:table-cell table:style-name="BDPS_5f_a.A1" table:number-columns-spanned="9" office:value-type="string">
            <text:p text:style-name="P40"><text:span text:style-name="Основной_20_шрифт_20_абзаца"><text:span text:style-name="T93">Определение основной относительной погрешности </text:span></text:span><text:span text:style-name="Основной_20_шрифт_20_абзаца"><text:span text:style-name="T89">при </text:span></text:span><text:span text:style-name="Основной_20_шрифт_20_абзаца"><text:span text:style-name="T93">измерени</text:span></text:span><text:span text:style-name="Основной_20_шрифт_20_абзаца"><text:span text:style-name="T89">и</text:span></text:span><text:span text:style-name="Основной_20_шрифт_20_абзаца"><text:span text:style-name="T93"> плотности потока α</text:span></text:span><text:span text:style-name="Основной_20_шрифт_20_абзаца"><text:span text:style-name="T89">-излучения</text:span></text:span><text:span text:style-name="Основной_20_шрифт_20_абзаца"><text:span text:style-name="T9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a.A2" office:value-type="string">
            <text:p text:style-name="P4"><text:span text:style-name="T77">φ</text:span><text:span text:style-name="T111">0</text:span><text:span text:style-name="T112">i</text:span>,</text:p>
            <text:p text:style-name="P14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T65">см</text:span><text:span text:style-name="Основной_20_шрифт_20_абзаца"><text:span text:style-name="T117">-2</text:span></text:span></text:p>
          </table:table-cell>
          <table:table-cell table:style-name="BDPS_5f_a.B2" office:value-type="string">
            <text:p text:style-name="P4">№ ист.</text:p>
          </table:table-cell>
          <table:table-cell table:style-name="BDPS_5f_a.B2" table:number-columns-spanned="3" office:value-type="string">
            <text:p text:style-name="P4"><text:span text:style-name="T77">φ</text:span><text:span text:style-name="T112">i</text:span>,</text:p>
            <text:p text:style-name="P14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Основной_20_шрифт_20_абзаца"><text:span text:style-name="T118"> </text:span></text:span><text:span text:style-name="T65">см</text:span><text:span text:style-name="Основной_20_шрифт_20_абзаца"><text:span text:style-name="T117">-2</text:span></text:span></text:p>
          </table:table-cell>
          <table:covered-table-cell/>
          <table:covered-table-cell/>
          <table:table-cell table:style-name="BDPS_5f_a.B2" office:value-type="string">
            <text:p text:style-name="P4"><draw:frame draw:style-name="fr2" draw:name="Объект148" text:anchor-type="as-char" svg:width="0.2071in" style:rel-width="scale" svg:height="0.2098in" style:rel-height="scale" draw:z-index="25"><draw:object xlink:href="./Object 9" xlink:type="simple" xlink:show="embed" xlink:actuate="onLoad"/><draw:image xlink:href="./ObjectReplacements/Object 9" xlink:type="simple" xlink:show="embed" xlink:actuate="onLoad"/><svg:desc>формула</svg:desc></draw:frame>,</text:p>
            <text:p text:style-name="P16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Основной_20_шрифт_20_абзаца"><text:span text:style-name="T118"> </text:span></text:span><text:span text:style-name="T65">см</text:span><text:span text:style-name="Основной_20_шрифт_20_абзаца"><text:span text:style-name="T117">-2</text:span></text:span></text:p>
          </table:table-cell>
          <table:table-cell table:style-name="BDPS_5f_a.B2" office:value-type="string">
            <text:p text:style-name="P16"><text:span text:style-name="T100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5">%</text:p>
          </table:table-cell>
          <table:table-cell table:style-name="BDPS_5f_a.B2" office:value-type="string">
            <text:p text:style-name="P16"><text:span text:style-name="T78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6">%</text:p>
          </table:table-cell>
          <table:table-cell table:style-name="BDPS_5f_a.I2" office:value-type="string">
            <text:p text:style-name="P16"><text:span text:style-name="Основной_20_шрифт_20_абзаца"><text:span text:style-name="T78">Δ</text:span></text:span><text:span text:style-name="Основной_20_шрифт_20_абзаца"><text:span text:style-name="T113">доп</text:span></text:span><text:span text:style-name="Основной_20_шрифт_20_абзаца"><text:span text:style-name="T79">,</text:span></text:span></text:p>
            <text:p text:style-name="P5">%</text:p>
          </table:table-cell>
        </table:table-row>
        <table:table-row>
          <table:table-cell table:style-name="BDPS_5f_a.A3" office:value-type="string">
            <text:p text:style-name="P21">$3-90</text:p>
          </table:table-cell>
          <table:table-cell table:style-name="BDPS_5f_a.B3" office:value-type="float" office:value="1179">
            <text:p text:style-name="P22">1179</text:p>
          </table:table-cell>
          <table:table-cell table:style-name="BDPS_5f_a.C3" office:value-type="string">
            <text:p text:style-name="P20">$3-60</text:p>
          </table:table-cell>
          <table:table-cell table:style-name="BDPS_5f_a.C3" office:value-type="string">
            <text:p text:style-name="P20">$3-70</text:p>
          </table:table-cell>
          <table:table-cell table:style-name="BDPS_5f_a.C3" office:value-type="string">
            <text:p text:style-name="P20">$3-80</text:p>
          </table:table-cell>
          <table:table-cell table:style-name="BDPS_5f_a.C3" office:value-type="string">
            <text:p text:style-name="P20">$3-00</text:p>
          </table:table-cell>
          <table:table-cell table:style-name="BDPS_5f_a.C3" office:value-type="string">
            <text:p text:style-name="P20">$3-10</text:p>
          </table:table-cell>
          <table:table-cell table:style-name="BDPS_5f_a.C3" office:value-type="string">
            <text:p text:style-name="P20">$3-20</text:p>
          </table:table-cell>
          <table:table-cell table:style-name="BDPS_5f_a.I3" table:number-rows-spanned="5" office:value-type="string">
            <text:p text:style-name="P42">±<text:span text:style-name="T4">20</text:span></text:p>
          </table:table-cell>
        </table:table-row>
        <table:table-row>
          <table:table-cell table:style-name="BDPS_5f_a.A3" office:value-type="string">
            <text:p text:style-name="P21">$3-9<text:span text:style-name="T9">1</text:span></text:p>
          </table:table-cell>
          <table:table-cell table:style-name="BDPS_5f_a.B3" office:value-type="float" office:value="1180">
            <text:p text:style-name="P22">1180</text:p>
          </table:table-cell>
          <table:table-cell table:style-name="BDPS_5f_a.C3" office:value-type="string">
            <text:p text:style-name="P20">$3-61</text:p>
          </table:table-cell>
          <table:table-cell table:style-name="BDPS_5f_a.C3" office:value-type="string">
            <text:p text:style-name="P20">$3-71</text:p>
          </table:table-cell>
          <table:table-cell table:style-name="BDPS_5f_a.C3" office:value-type="string">
            <text:p text:style-name="P20">$3-81</text:p>
          </table:table-cell>
          <table:table-cell table:style-name="BDPS_5f_a.C3" office:value-type="string">
            <text:p text:style-name="P20">$3-01</text:p>
          </table:table-cell>
          <table:table-cell table:style-name="BDPS_5f_a.C3" office:value-type="string">
            <text:p text:style-name="P20">$3-11</text:p>
          </table:table-cell>
          <table:table-cell table:style-name="BDPS_5f_a.C3" office:value-type="string">
            <text:p text:style-name="P20">$3-21</text:p>
          </table:table-cell>
          <table:covered-table-cell/>
        </table:table-row>
        <table:table-row>
          <table:table-cell table:style-name="BDPS_5f_a.A3" office:value-type="string">
            <text:p text:style-name="P21">$3-9<text:span text:style-name="T9">2</text:span></text:p>
          </table:table-cell>
          <table:table-cell table:style-name="BDPS_5f_a.B3" office:value-type="float" office:value="1181">
            <text:p text:style-name="P22">1181</text:p>
          </table:table-cell>
          <table:table-cell table:style-name="BDPS_5f_a.C3" office:value-type="string">
            <text:p text:style-name="P20">$3-62</text:p>
          </table:table-cell>
          <table:table-cell table:style-name="BDPS_5f_a.C3" office:value-type="string">
            <text:p text:style-name="P20">$3-72</text:p>
          </table:table-cell>
          <table:table-cell table:style-name="BDPS_5f_a.C3" office:value-type="string">
            <text:p text:style-name="P20">$3-82</text:p>
          </table:table-cell>
          <table:table-cell table:style-name="BDPS_5f_a.C3" office:value-type="string">
            <text:p text:style-name="P20">$3-02</text:p>
          </table:table-cell>
          <table:table-cell table:style-name="BDPS_5f_a.C3" office:value-type="string">
            <text:p text:style-name="P20">$3-12</text:p>
          </table:table-cell>
          <table:table-cell table:style-name="BDPS_5f_a.C3" office:value-type="string">
            <text:p text:style-name="P20">$3-22</text:p>
          </table:table-cell>
          <table:covered-table-cell/>
        </table:table-row>
        <table:table-row>
          <table:table-cell table:style-name="BDPS_5f_a.A3" office:value-type="string">
            <text:p text:style-name="P21">$3-9<text:span text:style-name="T9">3</text:span></text:p>
          </table:table-cell>
          <table:table-cell table:style-name="BDPS_5f_a.B3" office:value-type="float" office:value="1182">
            <text:p text:style-name="P22">1182</text:p>
          </table:table-cell>
          <table:table-cell table:style-name="BDPS_5f_a.C3" office:value-type="string">
            <text:p text:style-name="P20">$3-63</text:p>
          </table:table-cell>
          <table:table-cell table:style-name="BDPS_5f_a.C3" office:value-type="string">
            <text:p text:style-name="P20">$3-73</text:p>
          </table:table-cell>
          <table:table-cell table:style-name="BDPS_5f_a.C3" office:value-type="string">
            <text:p text:style-name="P20">$3-83</text:p>
          </table:table-cell>
          <table:table-cell table:style-name="BDPS_5f_a.C3" office:value-type="string">
            <text:p text:style-name="P20">$3-03</text:p>
          </table:table-cell>
          <table:table-cell table:style-name="BDPS_5f_a.C3" office:value-type="string">
            <text:p text:style-name="P20">$3-13</text:p>
          </table:table-cell>
          <table:table-cell table:style-name="BDPS_5f_a.C3" office:value-type="string">
            <text:p text:style-name="P20">$3-23</text:p>
          </table:table-cell>
          <table:covered-table-cell/>
        </table:table-row>
        <table:table-row>
          <table:table-cell table:style-name="BDPS_5f_a.A7" office:value-type="string">
            <text:p text:style-name="P21">$3-9<text:span text:style-name="T9">4</text:span></text:p>
          </table:table-cell>
          <table:table-cell table:style-name="BDPS_5f_a.B7" office:value-type="float" office:value="1183">
            <text:p text:style-name="P22">1183</text:p>
          </table:table-cell>
          <table:table-cell table:style-name="BDPS_5f_a.C7" office:value-type="string">
            <text:p text:style-name="P20">$3-64</text:p>
          </table:table-cell>
          <table:table-cell table:style-name="BDPS_5f_a.C7" office:value-type="string">
            <text:p text:style-name="P20">$3-74</text:p>
          </table:table-cell>
          <table:table-cell table:style-name="BDPS_5f_a.C7" office:value-type="string">
            <text:p text:style-name="P20">$3-84</text:p>
          </table:table-cell>
          <table:table-cell table:style-name="BDPS_5f_a.C7" office:value-type="string">
            <text:p text:style-name="P20">$3-04</text:p>
          </table:table-cell>
          <table:table-cell table:style-name="BDPS_5f_a.C7" office:value-type="string">
            <text:p text:style-name="P20">$3-14</text:p>
          </table:table-cell>
          <table:table-cell table:style-name="BDPS_5f_a.C7" office:value-type="string">
            <text:p text:style-name="P2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 table:number-columns-repeated="7"/>
        <table:table-column table:style-name="BDPS_5f_b.I"/>
        <table:table-row>
          <table:table-cell table:style-name="BDPS_5f_b.A1" table:number-columns-spanned="9" office:value-type="string">
            <text:p text:style-name="P40"><text:span text:style-name="Основной_20_шрифт_20_абзаца"><text:span text:style-name="T93">Определение основной относительной погрешности </text:span></text:span><text:span text:style-name="Основной_20_шрифт_20_абзаца"><text:span text:style-name="T89">при </text:span></text:span><text:span text:style-name="Основной_20_шрифт_20_абзаца"><text:span text:style-name="T93">измерени</text:span></text:span><text:span text:style-name="Основной_20_шрифт_20_абзаца"><text:span text:style-name="T89">и</text:span></text:span><text:span text:style-name="Основной_20_шрифт_20_абзаца"><text:span text:style-name="T93"> плотности потока β</text:span></text:span><text:span text:style-name="Основной_20_шрифт_20_абзаца"><text:span text:style-name="T89">-излучения</text:span></text:span><text:span text:style-name="Основной_20_шрифт_20_абзаца"><text:span text:style-name="T93"> <text:s/>с блоком БДПС-02 зав. № $serial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b.A2" office:value-type="string">
            <text:p text:style-name="P4"><draw:frame draw:style-name="fr2" draw:name="Объект140" text:anchor-type="as-char" svg:width="0.2693in" style:rel-width="scale" svg:height="0.2098in" style:rel-height="scale" draw:z-index="26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14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T65">см</text:span><text:span text:style-name="Основной_20_шрифт_20_абзаца"><text:span text:style-name="T117">-2</text:span></text:span></text:p>
          </table:table-cell>
          <table:table-cell table:style-name="BDPS_5f_b.B2" office:value-type="string">
            <text:p text:style-name="P4">№ ист.</text:p>
          </table:table-cell>
          <table:table-cell table:style-name="BDPS_5f_b.B2" table:number-columns-spanned="3" office:value-type="string">
            <text:p text:style-name="P4"><text:span text:style-name="T77">φ</text:span><text:span text:style-name="T112">i</text:span>,</text:p>
            <text:p text:style-name="P14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Основной_20_шрифт_20_абзаца"><text:span text:style-name="T118"> </text:span></text:span><text:span text:style-name="T65">см</text:span><text:span text:style-name="Основной_20_шрифт_20_абзаца"><text:span text:style-name="T117">-2</text:span></text:span></text:p>
          </table:table-cell>
          <table:covered-table-cell/>
          <table:covered-table-cell/>
          <table:table-cell table:style-name="BDPS_5f_b.B2" office:value-type="string">
            <text:p text:style-name="P4"><draw:frame draw:style-name="fr2" draw:name="Объект142" text:anchor-type="as-char" svg:width="0.2071in" style:rel-width="scale" svg:height="0.2098in" style:rel-height="scale" draw:z-index="27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16"><text:span text:style-name="T65">мин</text:span><text:span text:style-name="Основной_20_шрифт_20_абзаца"><text:span text:style-name="T117">-1</text:span></text:span><text:span text:style-name="Основной_20_шрифт_20_абзаца"><text:span text:style-name="T99">⋅</text:span></text:span><text:span text:style-name="Основной_20_шрифт_20_абзаца"><text:span text:style-name="T118"> </text:span></text:span><text:span text:style-name="T65">см</text:span><text:span text:style-name="Основной_20_шрифт_20_абзаца"><text:span text:style-name="T117">-2</text:span></text:span></text:p>
          </table:table-cell>
          <table:table-cell table:style-name="BDPS_5f_b.B2" office:value-type="string">
            <text:p text:style-name="P16"><text:span text:style-name="T100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5">%</text:p>
          </table:table-cell>
          <table:table-cell table:style-name="BDPS_5f_b.B2" office:value-type="string">
            <text:p text:style-name="P16"><text:span text:style-name="T78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6">%</text:p>
          </table:table-cell>
          <table:table-cell table:style-name="BDPS_5f_b.I2" office:value-type="string">
            <text:p text:style-name="P16"><text:span text:style-name="Основной_20_шрифт_20_абзаца"><text:span text:style-name="T78">Δ</text:span></text:span><text:span text:style-name="Основной_20_шрифт_20_абзаца"><text:span text:style-name="T113">доп</text:span></text:span><text:span text:style-name="Основной_20_шрифт_20_абзаца"><text:span text:style-name="T79">,</text:span></text:span></text:p>
            <text:p text:style-name="P5">%</text:p>
          </table:table-cell>
        </table:table-row>
        <table:table-row>
          <table:table-cell table:style-name="BDPS_5f_b.A3" office:value-type="string">
            <text:p text:style-name="P21">$4-90</text:p>
          </table:table-cell>
          <table:table-cell table:style-name="BDPS_5f_b.B3" office:value-type="float" office:value="660">
            <text:p text:style-name="P22">0660</text:p>
          </table:table-cell>
          <table:table-cell table:style-name="BDPS_5f_b.C3" office:value-type="string">
            <text:p text:style-name="P20">$4-60</text:p>
          </table:table-cell>
          <table:table-cell table:style-name="BDPS_5f_b.C3" office:value-type="string">
            <text:p text:style-name="P20">$4-70</text:p>
          </table:table-cell>
          <table:table-cell table:style-name="BDPS_5f_b.C3" office:value-type="string">
            <text:p text:style-name="P20">$4-80</text:p>
          </table:table-cell>
          <table:table-cell table:style-name="BDPS_5f_b.C3" office:value-type="string">
            <text:p text:style-name="P20">$4-00</text:p>
          </table:table-cell>
          <table:table-cell table:style-name="BDPS_5f_b.C3" office:value-type="string">
            <text:p text:style-name="P20">$4-10</text:p>
          </table:table-cell>
          <table:table-cell table:style-name="BDPS_5f_b.C3" office:value-type="string">
            <text:p text:style-name="P20">$4-20</text:p>
          </table:table-cell>
          <table:table-cell table:style-name="BDPS_5f_b.I3" table:number-rows-spanned="5" office:value-type="string">
            <text:p text:style-name="P15"><text:span text:style-name="Основной_20_шрифт_20_абзаца"><text:span text:style-name="T62">±</text:span></text:span><text:span text:style-name="Основной_20_шрифт_20_абзаца"><text:span text:style-name="T63">20</text:span></text:span></text:p>
          </table:table-cell>
        </table:table-row>
        <table:table-row>
          <table:table-cell table:style-name="BDPS_5f_b.A3" office:value-type="string">
            <text:p text:style-name="P21">$4-9<text:span text:style-name="T9">1</text:span></text:p>
          </table:table-cell>
          <table:table-cell table:style-name="BDPS_5f_b.B3" office:value-type="float" office:value="0">
            <text:p text:style-name="P22">6905</text:p>
          </table:table-cell>
          <table:table-cell table:style-name="BDPS_5f_b.C3" office:value-type="string">
            <text:p text:style-name="P20">$4-61</text:p>
          </table:table-cell>
          <table:table-cell table:style-name="BDPS_5f_b.C3" office:value-type="string">
            <text:p text:style-name="P20">$4-71</text:p>
          </table:table-cell>
          <table:table-cell table:style-name="BDPS_5f_b.C3" office:value-type="string">
            <text:p text:style-name="P20">$4-81</text:p>
          </table:table-cell>
          <table:table-cell table:style-name="BDPS_5f_b.C3" office:value-type="string">
            <text:p text:style-name="P20">$4-01</text:p>
          </table:table-cell>
          <table:table-cell table:style-name="BDPS_5f_b.C3" office:value-type="string">
            <text:p text:style-name="P20">$4-11</text:p>
          </table:table-cell>
          <table:table-cell table:style-name="BDPS_5f_b.C3" office:value-type="string">
            <text:p text:style-name="P20">$4-21</text:p>
          </table:table-cell>
          <table:covered-table-cell/>
        </table:table-row>
        <table:table-row>
          <table:table-cell table:style-name="BDPS_5f_b.A3" office:value-type="string">
            <text:p text:style-name="P21">$4-9<text:span text:style-name="T9">2</text:span></text:p>
          </table:table-cell>
          <table:table-cell table:style-name="BDPS_5f_b.B3" office:value-type="float" office:value="0">
            <text:p text:style-name="P22">0661</text:p>
          </table:table-cell>
          <table:table-cell table:style-name="BDPS_5f_b.C3" office:value-type="string">
            <text:p text:style-name="P20">$4-62</text:p>
          </table:table-cell>
          <table:table-cell table:style-name="BDPS_5f_b.C3" office:value-type="string">
            <text:p text:style-name="P20">$4-72</text:p>
          </table:table-cell>
          <table:table-cell table:style-name="BDPS_5f_b.C3" office:value-type="string">
            <text:p text:style-name="P20">$4-82</text:p>
          </table:table-cell>
          <table:table-cell table:style-name="BDPS_5f_b.C3" office:value-type="string">
            <text:p text:style-name="P20">$4-02</text:p>
          </table:table-cell>
          <table:table-cell table:style-name="BDPS_5f_b.C3" office:value-type="string">
            <text:p text:style-name="P20">$4-12</text:p>
          </table:table-cell>
          <table:table-cell table:style-name="BDPS_5f_b.C3" office:value-type="string">
            <text:p text:style-name="P20">$4-22</text:p>
          </table:table-cell>
          <table:covered-table-cell/>
        </table:table-row>
        <table:table-row>
          <table:table-cell table:style-name="BDPS_5f_b.A3" office:value-type="string">
            <text:p text:style-name="P21">$4-9<text:span text:style-name="T9">3</text:span></text:p>
          </table:table-cell>
          <table:table-cell table:style-name="BDPS_5f_b.B3" office:value-type="float" office:value="0">
            <text:p text:style-name="P22">0662</text:p>
          </table:table-cell>
          <table:table-cell table:style-name="BDPS_5f_b.C3" office:value-type="string">
            <text:p text:style-name="P20">$4-63</text:p>
          </table:table-cell>
          <table:table-cell table:style-name="BDPS_5f_b.C3" office:value-type="string">
            <text:p text:style-name="P20">$4-73</text:p>
          </table:table-cell>
          <table:table-cell table:style-name="BDPS_5f_b.C3" office:value-type="string">
            <text:p text:style-name="P20">$4-83</text:p>
          </table:table-cell>
          <table:table-cell table:style-name="BDPS_5f_b.C3" office:value-type="string">
            <text:p text:style-name="P20">$4-03</text:p>
          </table:table-cell>
          <table:table-cell table:style-name="BDPS_5f_b.C3" office:value-type="string">
            <text:p text:style-name="P20">$4-13</text:p>
          </table:table-cell>
          <table:table-cell table:style-name="BDPS_5f_b.C3" office:value-type="string">
            <text:p text:style-name="P20">$4-23</text:p>
          </table:table-cell>
          <table:covered-table-cell/>
        </table:table-row>
        <table:table-row>
          <table:table-cell table:style-name="BDPS_5f_b.A7" office:value-type="string">
            <text:p text:style-name="P21">$4-9<text:span text:style-name="T9">4</text:span></text:p>
          </table:table-cell>
          <table:table-cell table:style-name="BDPS_5f_b.B7" office:value-type="float" office:value="0">
            <text:p text:style-name="P22">15014</text:p>
          </table:table-cell>
          <table:table-cell table:style-name="BDPS_5f_b.C7" office:value-type="string">
            <text:p text:style-name="P20">$4-64</text:p>
          </table:table-cell>
          <table:table-cell table:style-name="BDPS_5f_b.C7" office:value-type="string">
            <text:p text:style-name="P20">$4-74</text:p>
          </table:table-cell>
          <table:table-cell table:style-name="BDPS_5f_b.C7" office:value-type="string">
            <text:p text:style-name="P20">$4-84</text:p>
          </table:table-cell>
          <table:table-cell table:style-name="BDPS_5f_b.C7" office:value-type="string">
            <text:p text:style-name="P20">$4-04</text:p>
          </table:table-cell>
          <table:table-cell table:style-name="BDPS_5f_b.C7" office:value-type="string">
            <text:p text:style-name="P20">$4-14</text:p>
          </table:table-cell>
          <table:table-cell table:style-name="BDPS_5f_b.C7" office:value-type="string">
            <text:p text:style-name="P2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8"/>
        <table:table-column table:style-name="BDPS_5f_g.J"/>
        <text:soft-page-break/>
        <table:table-row>
          <table:table-cell table:style-name="BDPS_5f_g.A1" table:number-columns-spanned="10" office:value-type="string">
            <text:p text:style-name="P41"><text:span text:style-name="T8">Определение основной относительной погрешности </text:span><text:span text:style-name="T119">при </text:span><text:span text:style-name="T8">измерени</text:span><text:span text:style-name="T119">и</text:span><text:span text:style-name="T8"> мощности дозы γ-излучения БДПС-02 зав. №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BDPS_5f_g.A2" office:value-type="string">
            <text:p text:style-name="P30"><text:span text:style-name="T120">Ḣ</text:span><text:span text:style-name="T86">*</text:span><text:span text:style-name="T114">0</text:span><text:span text:style-name="T115">i</text:span> (10)</text:p>
          </table:table-cell>
          <table:table-cell table:style-name="BDPS_5f_g.B2" office:value-type="string">
            <text:p text:style-name="P4">№ ист.</text:p>
          </table:table-cell>
          <table:table-cell table:style-name="BDPS_5f_g.B2" office:value-type="string">
            <text:p text:style-name="P16"><text:span text:style-name="Основной_20_шрифт_20_абзаца"><text:span text:style-name="T61">d</text:span></text:span><text:span text:style-name="T67">,</text:span><text:span text:style-name="T65"> см</text:span></text:p>
          </table:table-cell>
          <table:table-cell table:style-name="BDPS_5f_g.B2" table:number-columns-spanned="3" office:value-type="string">
            <text:p text:style-name="P31"><text:span text:style-name="T17">Показания прибора, </text:span><text:s text:c="17"/><text:span text:style-name="T121">Ḣ</text:span><text:span text:style-name="T87">*</text:span><text:span text:style-name="T116">i</text:span><text:span text:style-name="T122"> </text:span><text:span text:style-name="T123">(10)</text:span></text:p>
          </table:table-cell>
          <table:covered-table-cell/>
          <table:covered-table-cell/>
          <table:table-cell table:style-name="BDPS_5f_g.B2" office:value-type="string">
            <text:p text:style-name="P27"><draw:frame draw:style-name="fr1" draw:name="Объект136" text:anchor-type="as-char" svg:y="-0.1752in" svg:width="0.5909in" style:rel-width="scale" svg:height="0.2354in" style:rel-height="scale" draw:z-index="28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BDPS_5f_g.B2" office:value-type="string">
            <text:p text:style-name="P16"><text:span text:style-name="T100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5">%</text:p>
          </table:table-cell>
          <table:table-cell table:style-name="BDPS_5f_g.B2" office:value-type="string">
            <text:p text:style-name="P16"><text:span text:style-name="T78">Δ</text:span><text:span text:style-name="T113">пр.</text:span><text:span text:style-name="T112">i</text:span><text:span text:style-name="Основной_20_шрифт_20_абзаца"><text:span text:style-name="T79">,</text:span></text:span></text:p>
            <text:p text:style-name="P6">%</text:p>
          </table:table-cell>
          <table:table-cell table:style-name="BDPS_5f_g.J2" office:value-type="string">
            <text:p text:style-name="P16"><text:span text:style-name="Основной_20_шрифт_20_абзаца"><text:span text:style-name="T78">Δ</text:span></text:span><text:span text:style-name="Основной_20_шрифт_20_абзаца"><text:span text:style-name="T113">доп</text:span></text:span><text:span text:style-name="Основной_20_шрифт_20_абзаца"><text:span text:style-name="T79">,</text:span></text:span></text:p>
            <text:p text:style-name="P5">%</text:p>
          </table:table-cell>
        </table:table-row>
        <table:table-row>
          <table:table-cell table:style-name="BDPS_5f_g.A3" office:value-type="string">
            <text:p text:style-name="P27">фон (мкЗв/ч)</text:p>
          </table:table-cell>
          <table:table-cell table:style-name="BDPS_5f_g.B3" office:value-type="string">
            <text:p text:style-name="P28">—</text:p>
          </table:table-cell>
          <table:table-cell table:style-name="BDPS_5f_g.B3" office:value-type="string">
            <text:p text:style-name="P28">—</text:p>
          </table:table-cell>
          <table:table-cell table:style-name="BDPS_5f_g.B3" office:value-type="string">
            <text:p text:style-name="P28">$bg1$</text:p>
          </table:table-cell>
          <table:table-cell table:style-name="BDPS_5f_g.B3" office:value-type="string">
            <text:p text:style-name="P28">$bg2$</text:p>
          </table:table-cell>
          <table:table-cell table:style-name="BDPS_5f_g.B3" office:value-type="string">
            <text:p text:style-name="P28">$bg3$</text:p>
          </table:table-cell>
          <table:table-cell table:style-name="BDPS_5f_g.B3" office:value-type="string">
            <text:p text:style-name="P28">$bgavg$</text:p>
          </table:table-cell>
          <table:table-cell table:style-name="BDPS_5f_g.B3" office:value-type="string">
            <text:p text:style-name="P28">—</text:p>
          </table:table-cell>
          <table:table-cell table:style-name="BDPS_5f_g.B3" office:value-type="string">
            <text:p text:style-name="P28">—</text:p>
          </table:table-cell>
          <table:table-cell table:style-name="BDPS_5f_g.J3" office:value-type="string">
            <text:p text:style-name="P28">—</text:p>
          </table:table-cell>
        </table:table-row>
        <table:table-row>
          <table:table-cell table:style-name="BDPS_5f_g.A3" office:value-type="string">
            <text:p text:style-name="P47">0,7 мкЗв/ч</text:p>
          </table:table-cell>
          <table:table-cell table:style-name="BDPS_5f_g.B3" office:value-type="string">
            <text:p text:style-name="P48">$5-30</text:p>
          </table:table-cell>
          <table:table-cell table:style-name="BDPS_5f_g.B3" office:value-type="string">
            <text:p text:style-name="P48">$5-40</text:p>
          </table:table-cell>
          <table:table-cell table:style-name="BDPS_5f_g.B3" office:value-type="string">
            <text:p text:style-name="P48">$5-60</text:p>
          </table:table-cell>
          <table:table-cell table:style-name="BDPS_5f_g.B3" office:value-type="string">
            <text:p text:style-name="P48">$5-70</text:p>
          </table:table-cell>
          <table:table-cell table:style-name="BDPS_5f_g.B3" office:value-type="string">
            <text:p text:style-name="P48">$5-80</text:p>
          </table:table-cell>
          <table:table-cell table:style-name="BDPS_5f_g.B3" office:value-type="string">
            <text:p text:style-name="P48">$5-00</text:p>
          </table:table-cell>
          <table:table-cell table:style-name="BDPS_5f_g.B3" office:value-type="string">
            <text:p text:style-name="P48">$5-10</text:p>
          </table:table-cell>
          <table:table-cell table:style-name="BDPS_5f_g.B3" office:value-type="string">
            <text:p text:style-name="P48">$5-20</text:p>
          </table:table-cell>
          <table:table-cell table:style-name="BDPS_5f_g.J4" table:number-rows-spanned="6" office:value-type="string">
            <text:p text:style-name="P19">±<text:span text:style-name="T9">20</text:span></text:p>
          </table:table-cell>
        </table:table-row>
        <table:table-row>
          <table:table-cell table:style-name="BDPS_5f_g.A3" office:value-type="string">
            <text:p text:style-name="P47">7 мкЗв/ч</text:p>
          </table:table-cell>
          <table:table-cell table:style-name="BDPS_5f_g.B3" office:value-type="string">
            <text:p text:style-name="P48">$5-31</text:p>
          </table:table-cell>
          <table:table-cell table:style-name="BDPS_5f_g.B3" office:value-type="string">
            <text:p text:style-name="P48">$5-41</text:p>
          </table:table-cell>
          <table:table-cell table:style-name="BDPS_5f_g.B3" office:value-type="string">
            <text:p text:style-name="P48">$5-61</text:p>
          </table:table-cell>
          <table:table-cell table:style-name="BDPS_5f_g.B3" office:value-type="string">
            <text:p text:style-name="P48">$5-71</text:p>
          </table:table-cell>
          <table:table-cell table:style-name="BDPS_5f_g.B3" office:value-type="string">
            <text:p text:style-name="P48">$5-81</text:p>
          </table:table-cell>
          <table:table-cell table:style-name="BDPS_5f_g.B3" office:value-type="string">
            <text:p text:style-name="P48">$5-01</text:p>
          </table:table-cell>
          <table:table-cell table:style-name="BDPS_5f_g.B3" office:value-type="string">
            <text:p text:style-name="P48">$5-11</text:p>
          </table:table-cell>
          <table:table-cell table:style-name="BDPS_5f_g.B3" office:value-type="string">
            <text:p text:style-name="P48">$5-21</text:p>
          </table:table-cell>
          <table:covered-table-cell/>
        </table:table-row>
        <table:table-row>
          <table:table-cell table:style-name="BDPS_5f_g.A3" office:value-type="string">
            <text:p text:style-name="P47">70 мкЗв/ч</text:p>
          </table:table-cell>
          <table:table-cell table:style-name="BDPS_5f_g.B3" office:value-type="string">
            <text:p text:style-name="P48">$5-32</text:p>
          </table:table-cell>
          <table:table-cell table:style-name="BDPS_5f_g.B3" office:value-type="string">
            <text:p text:style-name="P48">$5-42</text:p>
          </table:table-cell>
          <table:table-cell table:style-name="BDPS_5f_g.B3" office:value-type="string">
            <text:p text:style-name="P48">$5-62</text:p>
          </table:table-cell>
          <table:table-cell table:style-name="BDPS_5f_g.B3" office:value-type="string">
            <text:p text:style-name="P48">$5-72</text:p>
          </table:table-cell>
          <table:table-cell table:style-name="BDPS_5f_g.B3" office:value-type="string">
            <text:p text:style-name="P48">$5-82</text:p>
          </table:table-cell>
          <table:table-cell table:style-name="BDPS_5f_g.B3" office:value-type="string">
            <text:p text:style-name="P48">$5-02</text:p>
          </table:table-cell>
          <table:table-cell table:style-name="BDPS_5f_g.B3" office:value-type="string">
            <text:p text:style-name="P48">$5-12</text:p>
          </table:table-cell>
          <table:table-cell table:style-name="BDPS_5f_g.B3" office:value-type="string">
            <text:p text:style-name="P48">$5-22</text:p>
          </table:table-cell>
          <table:covered-table-cell/>
        </table:table-row>
        <table:table-row>
          <table:table-cell table:style-name="BDPS_5f_g.A3" office:value-type="string">
            <text:p text:style-name="P47">0.7 мЗв/ч</text:p>
          </table:table-cell>
          <table:table-cell table:style-name="BDPS_5f_g.B3" office:value-type="string">
            <text:p text:style-name="P48">$5-33</text:p>
          </table:table-cell>
          <table:table-cell table:style-name="BDPS_5f_g.B3" office:value-type="string">
            <text:p text:style-name="P48">$5-43</text:p>
          </table:table-cell>
          <table:table-cell table:style-name="BDPS_5f_g.B3" office:value-type="string">
            <text:p text:style-name="P48">$5-63</text:p>
          </table:table-cell>
          <table:table-cell table:style-name="BDPS_5f_g.B3" office:value-type="string">
            <text:p text:style-name="P48">$5-73</text:p>
          </table:table-cell>
          <table:table-cell table:style-name="BDPS_5f_g.B3" office:value-type="string">
            <text:p text:style-name="P48">$5-83</text:p>
          </table:table-cell>
          <table:table-cell table:style-name="BDPS_5f_g.B3" office:value-type="string">
            <text:p text:style-name="P48">$5-03</text:p>
          </table:table-cell>
          <table:table-cell table:style-name="BDPS_5f_g.B3" office:value-type="string">
            <text:p text:style-name="P48">$5-13</text:p>
          </table:table-cell>
          <table:table-cell table:style-name="BDPS_5f_g.B3" office:value-type="string">
            <text:p text:style-name="P48">$5-23</text:p>
          </table:table-cell>
          <table:covered-table-cell/>
        </table:table-row>
        <table:table-row>
          <table:table-cell table:style-name="BDPS_5f_g.A3" office:value-type="string">
            <text:p text:style-name="P47">7,0 мЗв/ч</text:p>
          </table:table-cell>
          <table:table-cell table:style-name="BDPS_5f_g.B3" office:value-type="string">
            <text:p text:style-name="P48">$5-34</text:p>
          </table:table-cell>
          <table:table-cell table:style-name="BDPS_5f_g.B3" office:value-type="string">
            <text:p text:style-name="P48">$5-44</text:p>
          </table:table-cell>
          <table:table-cell table:style-name="BDPS_5f_g.B3" office:value-type="string">
            <text:p text:style-name="P48">$5-64</text:p>
          </table:table-cell>
          <table:table-cell table:style-name="BDPS_5f_g.B3" office:value-type="string">
            <text:p text:style-name="P48">$5-74</text:p>
          </table:table-cell>
          <table:table-cell table:style-name="BDPS_5f_g.B3" office:value-type="string">
            <text:p text:style-name="P48">$5-84</text:p>
          </table:table-cell>
          <table:table-cell table:style-name="BDPS_5f_g.B3" office:value-type="string">
            <text:p text:style-name="P48">$5-04</text:p>
          </table:table-cell>
          <table:table-cell table:style-name="BDPS_5f_g.B3" office:value-type="string">
            <text:p text:style-name="P48">$5-14</text:p>
          </table:table-cell>
          <table:table-cell table:style-name="BDPS_5f_g.B3" office:value-type="string">
            <text:p text:style-name="P48">$5-24</text:p>
          </table:table-cell>
          <table:covered-table-cell/>
        </table:table-row>
        <table:table-row>
          <table:table-cell table:style-name="BDPS_5f_g.A3" office:value-type="string">
            <text:p text:style-name="P47">20 мЗв/ч</text:p>
          </table:table-cell>
          <table:table-cell table:style-name="BDPS_5f_g.B3" office:value-type="string">
            <text:p text:style-name="P48">$5-35</text:p>
          </table:table-cell>
          <table:table-cell table:style-name="BDPS_5f_g.B3" office:value-type="string">
            <text:p text:style-name="P48">$5-45</text:p>
          </table:table-cell>
          <table:table-cell table:style-name="BDPS_5f_g.B3" office:value-type="string">
            <text:p text:style-name="P48">$5-65</text:p>
          </table:table-cell>
          <table:table-cell table:style-name="BDPS_5f_g.B3" office:value-type="string">
            <text:p text:style-name="P48">$5-75</text:p>
          </table:table-cell>
          <table:table-cell table:style-name="BDPS_5f_g.B3" office:value-type="string">
            <text:p text:style-name="P48">$5-85</text:p>
          </table:table-cell>
          <table:table-cell table:style-name="BDPS_5f_g.B3" office:value-type="string">
            <text:p text:style-name="P48">$5-05</text:p>
          </table:table-cell>
          <table:table-cell table:style-name="BDPS_5f_g.B3" office:value-type="string">
            <text:p text:style-name="P48">$5-15</text:p>
          </table:table-cell>
          <table:table-cell table:style-name="BDPS_5f_g.B3" office:value-type="string">
            <text:p text:style-name="P48">$5-25</text:p>
          </table:table-cell>
          <table:covered-table-cell/>
        </table:table-row>
        <table:table-row>
          <table:table-cell table:style-name="BDPS_5f_g.A10" table:number-columns-spanned="10" office:value-type="string">
            <text:p text:style-name="P29">В точке <text:span text:style-name="T9">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10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71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3"/>
      <text:p text:style-name="Обычный"><text:span text:style-name="Основной_20_шрифт_20_абзаца"><text:span text:style-name="T21">Выводы:</text:span></text:span><text:span text:style-name="Основной_20_шрифт_20_абзаца"><text:span text:style-name="T24"> </text:span></text:span><text:span text:style-name="Основной_20_шрифт_20_абзаца"><text:span text:style-name="T18"><text:tab/>Годен (не годен)</text:span></text:span></text:p>
      <text:p text:style-name="P2"/>
      <text:p text:style-name="P2">Квитанция-счёт: № 48_______;</text:p>
      <text:p text:style-name="P17"><text:span text:style-name="Основной_20_шрифт_20_абзаца"><text:span text:style-name="T18">Свидетельство (заключение о непригодности)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8">;</text:span></text:span></text:p>
      <text:p text:style-name="P17"><text:span text:style-name="Основной_20_шрифт_20_абзаца"><text:span text:style-name="T18">Клеймо-наклейка: № </text:span></text:span><text:span text:style-name="Основной_20_шрифт_20_абзаца"><text:span text:style-name="T20"><text:tab/></text:span></text:span><text:span text:style-name="Основной_20_шрифт_20_абзаца"><text:span text:style-name="T18">; </text:span></text:span></text:p>
      <text:p text:style-name="P2"/>
      <text:p text:style-name="P18"><text:span text:style-name="Основной_20_шрифт_20_абзаца"><text:span text:style-name="T18">Дата </text:span></text:span><text:span text:style-name="Основной_20_шрифт_20_абзаца"><text:span text:style-name="T22"><text:s text:c="30"/></text:span></text:span><text:span text:style-name="Основной_20_шрифт_20_абзаца"><text:span text:style-name="T18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3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</text:span><text:span text:style-name="MT2">-</text:span><text:span text:style-name="MT1">радиометр МКС-</text:span><text:span text:style-name="MT2">$type</text:span><text:span text:style-name="MT3"><text:tab/></text:span>№ $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01T16:06:35.53</dc:date>
    <meta:editing-duration>P3DT12H52M42S</meta:editing-duration>
    <meta:editing-cycles>406</meta:editing-cycles>
    <meta:generator>OpenOffice/4.1.6$Win32 OpenOffice.org_project/416m1$Build-9790</meta:generator>
    <meta:document-statistic meta:table-count="20" meta:image-count="0" meta:object-count="31" meta:page-count="3" meta:paragraph-count="470" meta:word-count="859" meta:character-count="5094"/>
  </office:meta>
</office:document-meta>
</file>

<file path=Object 1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0/content.xml><?xml version="1.0" encoding="utf-8"?>
<math xmlns="http://www.w3.org/1998/Math/MathML">
  <semantics>
    <mrow>
      <msub>
        <mi>φ</mi>
        <mrow>
          <mn>0</mn>
          <mi>i</mi>
        </mrow>
      </msub>
    </mrow>
    <annotation encoding="StarMath 5.0">φ_{0 i}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

<file path=Object 12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13/content.xml><?xml version="1.0" encoding="utf-8"?>
<math xmlns="http://www.w3.org/1998/Math/MathML">
  <semantics>
    <mrow>
      <msub>
        <mrow>
          <mi>A</mi>
        </mrow>
        <mrow>
          <mi>i</mi>
        </mrow>
      </msub>
    </mrow>
    <annotation encoding="StarMath 5.0">{A} rsub {i}</annotation>
  </semantics>
</math>
</file>

<file path=Object 14/content.xml><?xml version="1.0" encoding="utf-8"?>
<math xmlns="http://www.w3.org/1998/Math/MathML">
  <semantics>
    <mrow>
      <msub>
        <mrow>
          <mi>A</mi>
        </mrow>
        <mrow>
          <mn>0</mn>
          <mi>i</mi>
        </mrow>
      </msub>
    </mrow>
    <annotation encoding="StarMath 5.0">{A} rsub {0 i}</annotation>
  </semantics>
</math>
</file>

<file path=Object 15/content.xml><?xml version="1.0" encoding="utf-8"?>
<math xmlns="http://www.w3.org/1998/Math/MathML">
  <semantics>
    <mrow>
      <mover accent="true">
        <msub>
          <mrow>
            <mi>A</mi>
          </mrow>
          <mrow>
            <mi>i</mi>
          </mrow>
        </msub>
        <mo stretchy="false">̄</mo>
      </mover>
    </mrow>
    <annotation encoding="StarMath 5.0">bar {A} rsub {i} </annotation>
  </semantics>
</math>
</file>

<file path=Object 1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n>0</mn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>H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6/content.xml><?xml version="1.0" encoding="utf-8"?>
<math xmlns="http://www.w3.org/1998/Math/MathML">
  <semantics>
    <mrow>
      <msub>
        <mrow>
          <mi>A</mi>
        </mrow>
        <mrow>
          <mn>0</mn>
          <mi>i</mi>
        </mrow>
      </msub>
    </mrow>
    <annotation encoding="StarMath 5.0">{A} rsub {0 i}</annotation>
  </semantics>
</math>
</file>

<file path=Object 27/content.xml><?xml version="1.0" encoding="utf-8"?>
<math xmlns="http://www.w3.org/1998/Math/MathML">
  <semantics>
    <mrow>
      <msub>
        <mrow>
          <mi>A</mi>
        </mrow>
        <mrow>
          <mi>i</mi>
        </mrow>
      </msub>
    </mrow>
    <annotation encoding="StarMath 5.0">{A} rsub {i}</annotation>
  </semantics>
</math>
</file>

<file path=Object 28/content.xml><?xml version="1.0" encoding="utf-8"?>
<math xmlns="http://www.w3.org/1998/Math/MathML">
  <semantics>
    <mrow>
      <mover accent="true">
        <msub>
          <mrow>
            <mi>A</mi>
          </mrow>
          <mrow>
            <mi>i</mi>
          </mrow>
        </msub>
        <mo stretchy="false">̄</mo>
      </mover>
    </mrow>
    <annotation encoding="StarMath 5.0">bar {A} rsub {i} </annotation>
  </semantics>
</math>
</file>

<file path=Object 29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3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30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31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4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5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6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

<file path=Object 9/content.xml><?xml version="1.0" encoding="utf-8"?>
<math xmlns="http://www.w3.org/1998/Math/MathML">
  <semantics>
    <mrow>
      <msub>
        <mrow>
          <mover accent="true">
            <mrow>
              <mi>φ</mi>
            </mrow>
            <mo stretchy="false">̄</mo>
          </mover>
        </mrow>
        <mi>i</mi>
      </msub>
    </mrow>
    <annotation encoding="StarMath 5.0">{bar{φ}} _i</annotation>
  </semantics>
</math>
</file>